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16pt"/>
    </style:style>
    <style:style style:name="co2" style:family="table-column">
      <style:table-column-properties fo:break-before="auto" style:column-width="139.8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1.51pt"/>
    </style:style>
    <style:style style:name="co6" style:family="table-column">
      <style:table-column-properties fo:break-before="auto" style:column-width="58.2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76.25pt"/>
    </style:style>
    <style:style style:name="co24" style:family="table-column">
      <style:table-column-properties fo:break-before="auto" style:column-width="75.34pt"/>
    </style:style>
    <style:style style:name="co25" style:family="table-column">
      <style:table-column-properties fo:break-before="auto" style:column-width="51.79pt"/>
    </style:style>
    <style:style style:name="co26" style:family="table-column">
      <style:table-column-properties fo:break-before="auto" style:column-width="165.46pt"/>
    </style:style>
    <style:style style:name="co27" style:family="table-column">
      <style:table-column-properties fo:break-before="auto" style:column-width="115.46pt"/>
    </style:style>
    <style:style style:name="co28" style:family="table-column">
      <style:table-column-properties fo:break-before="auto" style:column-width="294.8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9.39pt"/>
    </style:style>
    <style:style style:name="co16" style:family="table-column">
      <style:table-column-properties fo:break-before="auto" style:column-width="42.94pt"/>
    </style:style>
    <style:style style:name="co17" style:family="table-column">
      <style:table-column-properties fo:break-before="auto" style:column-width="70.95pt"/>
    </style:style>
    <style:style style:name="co18" style:family="table-column">
      <style:table-column-properties fo:break-before="auto" style:column-width="40.34pt"/>
    </style:style>
    <style:style style:name="co19" style:family="table-column">
      <style:table-column-properties fo:break-before="auto" style:column-width="196.41pt"/>
    </style:style>
    <style:style style:name="co20" style:family="table-column">
      <style:table-column-properties fo:break-before="auto" style:column-width="121.01pt"/>
    </style:style>
    <style:style style:name="co21" style:family="table-column">
      <style:table-column-properties fo:break-before="auto" style:column-width="58.51pt"/>
    </style:style>
    <style:style style:name="co29" style:family="table-column">
      <style:table-column-properties fo:break-before="auto" style:column-width="60.94pt"/>
    </style:style>
    <style:style style:name="co30" style:family="table-column">
      <style:table-column-properties fo:break-before="auto" style:column-width="82.29pt"/>
    </style:style>
    <style:style style:name="co31" style:family="table-column">
      <style:table-column-properties fo:break-before="auto" style:column-width="134.65pt"/>
    </style:style>
    <style:style style:name="co32" style:family="table-column">
      <style:table-column-properties fo:break-before="auto" style:column-width="30.76pt"/>
    </style:style>
    <style:style style:name="co33" style:family="table-column">
      <style:table-column-properties fo:break-before="auto" style:column-width="29.99pt"/>
    </style:style>
    <style:style style:name="co34" style:family="table-column">
      <style:table-column-properties fo:break-before="auto" style:column-width="29.31pt"/>
    </style:style>
    <style:style style:name="co35" style:family="table-column">
      <style:table-column-properties fo:break-before="auto" style:column-width="28.6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79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2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79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80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5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6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200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1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5" table:end-table="1"/>
          <table:target-range-address table:start-column="4" table:start-row="66" table:start-table="1" table:end-column="25" table:end-row="95" table:end-table="1"/>
          <office:change-info>
            <dc:creator>Phil Birkelbach</dc:creator>
            <dc:date>2013-01-18T15:37:55</dc:date>
          </office:change-info>
          <table:dependencies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8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0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4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09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3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8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1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8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20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1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4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5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6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7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5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6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7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30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2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2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3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4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6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7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8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40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1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2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3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29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29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752"/>
            <table:dependency table:id="ct751"/>
            <table:dependency table:id="ct750"/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746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6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4" table:table="1">
          <office:change-info>
            <dc:creator>Phil Birkelbach</dc:creator>
            <dc:date>2013-02-15T17:25:33</dc:date>
          </office:change-info>
          <table:dependencies>
            <table:dependency table:id="ct740"/>
            <table:dependency table:id="ct738"/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3" table:table="1">
          <office:change-info>
            <dc:creator>Phil Birkelbach</dc:creator>
            <dc:date>2013-02-15T17:25:34</dc:date>
          </office:change-info>
          <table:dependencies>
            <table:dependency table:id="ct739"/>
            <table:dependency table:id="ct737"/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1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10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09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09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1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09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09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09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1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7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7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7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7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7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1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1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1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1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1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1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09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7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09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10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1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10" table:start-table="1" table:end-column="8" table:end-row="211" table:end-table="1"/>
          <table:target-range-address table:start-column="4" table:start-row="211" table:start-table="1" table:end-column="8" table:end-row="213" table:end-table="1"/>
          <office:change-info>
            <dc:creator>Phil Birkelbach</dc:creator>
            <dc:date>2013-02-15T17:26:51</dc:date>
          </office:change-info>
          <table:dependencies>
            <table:dependency table:id="ct736"/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1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1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10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10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6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7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7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09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2" table:table="1">
          <office:change-info>
            <dc:creator>Phil Birkelbach</dc:creator>
            <dc:date>2013-02-15T17:29:46</dc:date>
          </office:change-info>
          <table:dependencies>
            <table:dependency table:id="ct736"/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2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2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2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2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2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2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1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1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5" table:end-table="1"/>
          <table:target-range-address table:start-column="4" table:start-row="73" table:start-table="1" table:end-column="16" table:end-row="95" table:end-table="1"/>
          <office:change-info>
            <dc:creator>Phil Birkelbach</dc:creator>
            <dc:date>2013-02-15T17:33:34</dc:date>
          </office:change-info>
          <table:dependencies>
            <table:dependency table:id="ct167"/>
          </table:dependencies>
          <table:deletions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0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6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7" table:formula="of:=&quot;0x&quot; &amp; DEC2HEX([.B97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7" table:formula="of:=[.B96]+[.D96]" office:value-type="float" office:value="481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8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79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3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4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7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8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2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3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6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7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1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2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4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5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757"/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758"/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60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60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60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60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60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60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60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60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60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759"/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1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7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7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09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09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1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09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1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10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10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6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6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6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6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6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6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4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4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6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6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6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7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7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7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7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09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60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60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60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60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60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60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7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4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60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224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32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256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4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2" table:start-table="1" table:end-column="10" table:end-row="142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4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2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2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5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3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2" table:start-table="1" table:end-column="10" table:end-row="142" table:end-table="1"/>
          <table:target-range-address table:start-column="3" table:start-row="144" table:start-table="1" table:end-column="10" table:end-row="144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2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2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2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2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3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2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2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3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5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2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2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2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3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3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2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6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6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4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4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4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4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4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4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4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5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5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5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5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5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5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5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5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5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5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5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5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5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5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5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4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5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5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8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8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8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8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8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6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59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8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99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0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1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2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2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3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4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5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5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6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7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7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8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09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0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1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2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3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4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4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5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6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7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7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8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4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19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0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1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8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19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20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1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2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3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4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5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6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7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7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8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29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30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6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50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1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7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7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8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99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8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7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2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1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8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5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7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8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7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8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5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5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7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8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60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50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50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5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2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8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8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8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8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8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8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  <table:movement table:id="ct708">
          <table:source-range-address table:start-column="3" table:start-row="231" table:start-table="1" table:end-column="26" table:end-row="246" table:end-table="1"/>
          <table:target-range-address table:start-column="3" table:start-row="232" table:start-table="1" table:end-column="26" table:end-row="247" table:end-table="1"/>
          <office:change-info>
            <dc:creator>Phil Birkelbach</dc:creator>
            <dc:date>2018-05-04T22:43:10.943057745</dc:date>
          </office:change-info>
          <table:dependencies>
            <table:dependency table:id="ct724"/>
            <table:dependency table:id="ct723"/>
            <table:dependency table:id="ct721"/>
            <table:dependency table:id="ct719"/>
            <table:dependency table:id="ct718"/>
            <table:dependency table:id="ct714"/>
            <table:dependency table:id="ct713"/>
            <table:dependency table:id="ct710"/>
            <table:dependency table:id="ct709"/>
          </table:dependencies>
          <table:deletions>
            <table:cell-content-deletion>
              <table:cell-address table:column="3" table:row="244" table:table="1"/>
              <table:change-track-table-cell office:value-type="float" office:value="4"/>
            </table:cell-content-deletion>
            <table:cell-content-deletion>
              <table:cell-address table:column="3" table:row="245" table:table="1"/>
              <table:change-track-table-cell office:value-type="float" office:value="4"/>
            </table:cell-content-deletion>
            <table:cell-content-deletion>
              <table:cell-address table:column="3" table:row="246" table:table="1"/>
              <table:change-track-table-cell office:value-type="float" office:value="1"/>
            </table:cell-content-deletion>
            <table:cell-content-deletion>
              <table:cell-address table:column="4" table:row="232" table:table="1"/>
              <table:change-track-table-cell office:value-type="string">
                <text:p>Gearbox Oil Pressure Switch</text:p>
              </table:change-track-table-cell>
            </table:cell-content-deletion>
            <table:cell-content-deletion>
              <table:cell-address table:column="4" table:row="233" table:table="1"/>
              <table:change-track-table-cell office:value-type="string">
                <text:p>Gearbox Oil Temperature Switch</text:p>
              </table:change-track-table-cell>
            </table:cell-content-deletion>
            <table:cell-content-deletion>
              <table:cell-address table:column="4" table:row="234" table:table="1"/>
              <table:change-track-table-cell office:value-type="string">
                <text:p>Gearbox Oil Quantity Switch</text:p>
              </table:change-track-table-cell>
            </table:cell-content-deletion>
            <table:cell-content-deletion>
              <table:cell-address table:column="4" table:row="235" table:table="1"/>
              <table:change-track-table-cell office:value-type="string">
                <text:p>Hydraulic Pressure Switch</text:p>
              </table:change-track-table-cell>
            </table:cell-content-deletion>
            <table:cell-content-deletion>
              <table:cell-address table:column="4" table:row="236" table:table="1"/>
              <table:change-track-table-cell office:value-type="string">
                <text:p>Hydraulic Temperature Switch</text:p>
              </table:change-track-table-cell>
            </table:cell-content-deletion>
            <table:cell-content-deletion>
              <table:cell-address table:column="4" table:row="237" table:table="1"/>
              <table:change-track-table-cell office:value-type="string">
                <text:p>Hydraulic Fluid Quantity Switch</text:p>
              </table:change-track-table-cell>
            </table:cell-content-deletion>
            <table:cell-content-deletion>
              <table:cell-address table:column="4" table:row="238" table:table="1"/>
              <table:change-track-table-cell office:value-type="string">
                <text:p>Gearbox Oil Pressure</text:p>
              </table:change-track-table-cell>
            </table:cell-content-deletion>
            <table:cell-content-deletion>
              <table:cell-address table:column="4" table:row="239" table:table="1"/>
              <table:change-track-table-cell office:value-type="string">
                <text:p>Gearbox Oil Temperature</text:p>
              </table:change-track-table-cell>
            </table:cell-content-deletion>
            <table:cell-content-deletion>
              <table:cell-address table:column="4" table:row="240" table:table="1"/>
              <table:change-track-table-cell office:value-type="string">
                <text:p>Gearbox Oil Quantity</text:p>
              </table:change-track-table-cell>
            </table:cell-content-deletion>
            <table:cell-content-deletion>
              <table:cell-address table:column="4" table:row="241" table:table="1"/>
              <table:change-track-table-cell office:value-type="string">
                <text:p>Hydraulic Pressure</text:p>
              </table:change-track-table-cell>
            </table:cell-content-deletion>
            <table:cell-content-deletion>
              <table:cell-address table:column="4" table:row="242" table:table="1"/>
              <table:change-track-table-cell office:value-type="string">
                <text:p>Hydraulic Temperature</text:p>
              </table:change-track-table-cell>
            </table:cell-content-deletion>
            <table:cell-content-deletion>
              <table:cell-address table:column="4" table:row="243" table:table="1"/>
              <table:change-track-table-cell office:value-type="string">
                <text:p>Hydraulic Fluid Quantity</text:p>
              </table:change-track-table-cell>
            </table:cell-content-deletion>
            <table:cell-content-deletion>
              <table:cell-address table:column="4" table:row="244" table:table="1"/>
              <table:change-track-table-cell office:value-type="string">
                <text:p>Tire Pressure</text:p>
              </table:change-track-table-cell>
            </table:cell-content-deletion>
            <table:cell-content-deletion>
              <table:cell-address table:column="4" table:row="245" table:table="1"/>
              <table:change-track-table-cell office:value-type="string">
                <text:p>Strut Pressure</text:p>
              </table:change-track-table-cell>
            </table:cell-content-deletion>
            <table:cell-content-deletion>
              <table:cell-address table:column="4" table:row="246" table:table="1"/>
              <table:change-track-table-cell office:value-type="string">
                <text:p>Flight Time</text:p>
              </table:change-track-table-cell>
            </table:cell-content-deletion>
            <table:cell-content-deletion>
              <table:cell-address table:column="5" table:row="240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5" table:row="243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6" table:row="238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39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0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1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2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3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4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5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6" table:table="1"/>
              <table:change-track-table-cell office:value-type="string">
                <text:p>0.1 Hours</text:p>
              </table:change-track-table-cell>
            </table:cell-content-deletion>
            <table:cell-content-deletion>
              <table:cell-address table:column="8" table:row="232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3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4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5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6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7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5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6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9" table:row="246" table:table="1"/>
              <table:change-track-table-cell office:value-type="string">
                <text:p>Flight</text:p>
              </table:change-track-table-cell>
            </table:cell-content-deletion>
            <table:cell-content-deletion>
              <table:cell-address table:column="10" table:row="232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3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4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5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6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7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46" table:table="1"/>
              <table:change-track-table-cell office:value-type="string">
                <text:p>0 Index = last flight, reverse chronological order from there</text:p>
              </table:change-track-table-cell>
            </table:cell-content-deletion>
            <table:cell-content-deletion>
              <table:cell-address table:column="11" table:row="238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9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0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1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2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3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4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5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2" table:row="238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9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0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1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2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3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4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5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4" table:row="238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9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0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1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2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3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4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5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5" table:row="238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9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0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1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2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3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4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5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6" table:row="238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9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0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1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2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3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4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5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7" table:row="238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9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0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1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2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3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4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5" table:table="1"/>
              <table:change-track-table-cell office:value-type="string">
                <text:p>High Alarm</text:p>
              </table:change-track-table-cell>
            </table:cell-content-deletion>
            <table:cell-content-deletion table:id="ct638">
              <table:change-track-table-cell office:value-type="string">
                <text:p>FTIME</text:p>
              </table:change-track-table-cell>
            </table:cell-content-deletion>
            <table:cell-content-deletion table:id="ct80">
              <table:change-track-table-cell office:value-type="float" office:value="2"/>
            </table:cell-content-deletion>
            <table:cell-content-deletion table:id="ct79">
              <table:change-track-table-cell office:value-type="float" office:value="2"/>
            </table:cell-content-deletion>
            <table:cell-content-deletion table:id="ct78">
              <table:change-track-table-cell office:value-type="float" office:value="2"/>
            </table:cell-content-deletion>
            <table:cell-content-deletion table:id="ct77">
              <table:change-track-table-cell office:value-type="float" office:value="2"/>
            </table:cell-content-deletion>
            <table:cell-content-deletion table:id="ct76">
              <table:change-track-table-cell office:value-type="float" office:value="2"/>
            </table:cell-content-deletion>
            <table:cell-content-deletion table:id="ct75">
              <table:change-track-table-cell office:value-type="float" office:value="2"/>
            </table:cell-content-deletion>
            <table:cell-content-deletion table:id="ct74">
              <table:change-track-table-cell office:value-type="float" office:value="2"/>
            </table:cell-content-deletion>
            <table:cell-content-deletion table:id="ct73">
              <table:change-track-table-cell office:value-type="float" office:value="2"/>
            </table:cell-content-deletion>
            <table:cell-content-deletion table:id="ct72">
              <table:change-track-table-cell office:value-type="float" office:value="2"/>
            </table:cell-content-deletion>
            <table:cell-content-deletion table:id="ct71">
              <table:change-track-table-cell office:value-type="float" office:value="2"/>
            </table:cell-content-deletion>
            <table:cell-content-deletion table:id="ct70">
              <table:change-track-table-cell office:value-type="float" office:value="2"/>
            </table:cell-content-deletion>
            <table:cell-content-deletion table:id="ct69">
              <table:change-track-table-cell office:value-type="float" office:value="2"/>
            </table:cell-content-deletion>
          </table:deletions>
        </table:movement>
        <table:cell-content-change table:id="ct709">
          <table:cell-address table:column="3" table:row="231" table:table="1"/>
          <office:change-info>
            <dc:creator>Phil Birkelbach</dc:creator>
            <dc:date>2018-05-04T22:43:16.100565335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231" table:table="1"/>
          <office:change-info>
            <dc:creator>Phil Birkelbach</dc:creator>
            <dc:date>2018-05-04T22:43:24.709252601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47" table:table="1"/>
          <office:change-info>
            <dc:creator>Phil Birkelbach</dc:creator>
            <dc:date>2018-05-04T22:43:30.785553999</dc:date>
          </office:change-info>
          <table:previous>
            <table:change-track-table-cell/>
          </table:previous>
        </table:cell-content-change>
        <table:cell-content-change table:id="ct712">
          <table:cell-address table:column="2" table:row="247" table:table="1"/>
          <office:change-info>
            <dc:creator>Phil Birkelbach</dc:creator>
            <dc:date>2018-05-04T22:43:30.785587460</dc:date>
          </office:change-info>
          <table:previous>
            <table:change-track-table-cell/>
          </table:previous>
        </table:cell-content-change>
        <table:cell-content-change table:id="ct713">
          <table:cell-address table:column="9" table:row="231" table:table="1"/>
          <office:change-info>
            <dc:creator>Phil Birkelbach</dc:creator>
            <dc:date>2018-05-04T22:44:05.749743510</dc:date>
          </office:change-info>
          <table:previous>
            <table:change-track-table-cell/>
          </table:previous>
        </table:cell-content-change>
        <table:cell-content-change table:id="ct714">
          <table:cell-address table:column="10" table:row="231" table:table="1"/>
          <office:change-info>
            <dc:creator>Phil Birkelbach</dc:creator>
            <dc:date>2018-05-04T22:44:05.749758245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230" table:table="1"/>
          <office:change-info>
            <dc:creator>Phil Birkelbach</dc:creator>
            <dc:date>2018-05-04T22:44:08.129530296</dc:date>
          </office:change-info>
          <table:previous>
            <table:change-track-table-cell/>
          </table:previous>
        </table:cell-content-change>
        <table:cell-content-change table:id="ct716">
          <table:cell-address table:column="10" table:row="230" table:table="1"/>
          <office:change-info>
            <dc:creator>Phil Birkelbach</dc:creator>
            <dc:date>2018-05-04T22:44:08.129549867</dc:date>
          </office:change-info>
          <table:previous>
            <table:change-track-table-cell/>
          </table:previous>
        </table:cell-content-change>
        <table:cell-content-change table:id="ct717">
          <table:cell-address table:column="10" table:row="230" table:table="1"/>
          <office:change-info>
            <dc:creator>Phil Birkelbach</dc:creator>
            <dc:date>2018-05-04T22:44:34.996894768</dc:date>
          </office:change-info>
          <table:previous table:id="ct716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8">
          <table:cell-address table:column="10" table:row="231" table:table="1"/>
          <office:change-info>
            <dc:creator>Phil Birkelbach</dc:creator>
            <dc:date>2018-05-04T22:44:36.048914892</dc:date>
          </office:change-info>
          <table:previous table:id="ct714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9">
          <table:cell-address table:column="26" table:row="231" table:table="1"/>
          <office:change-info>
            <dc:creator>Phil Birkelbach</dc:creator>
            <dc:date>2018-05-04T22:45:04.292669481</dc:date>
          </office:change-info>
          <table:previous>
            <table:change-track-table-cell/>
          </table:previous>
        </table:cell-content-change>
        <table:cell-content-change table:id="ct720">
          <table:cell-address table:column="10" table:row="230" table:table="1"/>
          <office:change-info>
            <dc:creator>Phil Birkelbach</dc:creator>
            <dc:date>2018-05-04T22:47:23.809799471</dc:date>
          </office:change-info>
          <table:previous table:id="ct717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1">
          <table:cell-address table:column="10" table:row="231" table:table="1"/>
          <office:change-info>
            <dc:creator>Phil Birkelbach</dc:creator>
            <dc:date>2018-05-04T22:47:24.973785466</dc:date>
          </office:change-info>
          <table:previous table:id="ct718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2">
          <table:cell-address table:column="10" table:row="247" table:table="1"/>
          <office:change-info>
            <dc:creator>Phil Birkelbach</dc:creator>
            <dc:date>2018-05-04T22:47:34.578142381</dc:date>
          </office:change-info>
          <table:previous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23">
          <table:cell-address table:column="6" table:row="231" table:table="1"/>
          <office:change-info>
            <dc:creator>Phil Birkelbach</dc:creator>
            <dc:date>2018-05-04T22:47:51.612328698</dc:date>
          </office:change-info>
          <table:previous>
            <table:change-track-table-cell/>
          </table:previous>
        </table:cell-content-change>
        <table:cell-content-change table:id="ct724">
          <table:cell-address table:column="8" table:row="231" table:table="1"/>
          <office:change-info>
            <dc:creator>Phil Birkelbach</dc:creator>
            <dc:date>2018-05-04T22:47:53.741073518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207" table:table="1"/>
          <office:change-info>
            <dc:creator>Phil Birkelbach</dc:creator>
            <dc:date>2018-05-04T22:53:10.549905628</dc:date>
          </office:change-info>
          <table:previous table:id="ct116">
            <table:change-track-table-cell office:value-type="float" office:value="4"/>
          </table:previous>
        </table:cell-content-change>
        <table:cell-content-change table:id="ct726">
          <table:cell-address table:column="4" table:row="207" table:table="1"/>
          <office:change-info>
            <dc:creator>Phil Birkelbach</dc:creator>
            <dc:date>2018-05-04T22:53:10.549935447</dc:date>
          </office:change-info>
          <table:previous table:id="ct321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727">
          <table:cell-address table:column="6" table:row="207" table:table="1"/>
          <office:change-info>
            <dc:creator>Phil Birkelbach</dc:creator>
            <dc:date>2018-05-04T22:53:10.549947316</dc:date>
          </office:change-info>
          <table:previous table:id="ct355">
            <table:change-track-table-cell office:value-type="string">
              <text:p>0.01 MHz</text:p>
            </table:change-track-table-cell>
          </table:previous>
        </table:cell-content-change>
        <table:cell-content-change table:id="ct728">
          <table:cell-address table:column="8" table:row="207" table:table="1"/>
          <office:change-info>
            <dc:creator>Phil Birkelbach</dc:creator>
            <dc:date>2018-05-04T22:53:10.549955394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29">
          <table:cell-address table:column="9" table:row="207" table:table="1"/>
          <office:change-info>
            <dc:creator>Phil Birkelbach</dc:creator>
            <dc:date>2018-05-04T22:53:10.549973919</dc:date>
          </office:change-info>
          <table:previous table:id="ct140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730">
          <table:cell-address table:column="3" table:row="209" table:table="1"/>
          <office:change-info>
            <dc:creator>Phil Birkelbach</dc:creator>
            <dc:date>2018-05-04T22:53:14.805824849</dc:date>
          </office:change-info>
          <table:previous table:id="ct103">
            <table:change-track-table-cell office:value-type="float" office:value="4"/>
          </table:previous>
        </table:cell-content-change>
        <table:cell-content-change table:id="ct731">
          <table:cell-address table:column="4" table:row="209" table:table="1"/>
          <office:change-info>
            <dc:creator>Phil Birkelbach</dc:creator>
            <dc:date>2018-05-04T22:53:14.805857372</dc:date>
          </office:change-info>
          <table:previous table:id="ct323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732">
          <table:cell-address table:column="6" table:row="209" table:table="1"/>
          <office:change-info>
            <dc:creator>Phil Birkelbach</dc:creator>
            <dc:date>2018-05-04T22:53:14.805868294</dc:date>
          </office:change-info>
          <table:previous table:id="ct357">
            <table:change-track-table-cell office:value-type="string">
              <text:p>0.01 MHz</text:p>
            </table:change-track-table-cell>
          </table:previous>
        </table:cell-content-change>
        <table:cell-content-change table:id="ct733">
          <table:cell-address table:column="8" table:row="209" table:table="1"/>
          <office:change-info>
            <dc:creator>Phil Birkelbach</dc:creator>
            <dc:date>2018-05-04T22:53:14.805874957</dc:date>
          </office:change-info>
          <table:previous table:id="ct112">
            <table:change-track-table-cell office:value-type="string">
              <text:p>UINT</text:p>
            </table:change-track-table-cell>
          </table:previous>
        </table:cell-content-change>
        <table:cell-content-change table:id="ct734">
          <table:cell-address table:column="9" table:row="209" table:table="1"/>
          <office:change-info>
            <dc:creator>Phil Birkelbach</dc:creator>
            <dc:date>2018-05-04T22:53:14.805882796</dc:date>
          </office:change-info>
          <table:previous table:id="ct142">
            <table:change-track-table-cell office:value-type="string">
              <text:p>0=Current, 1=Standby, &gt;1 = Memory Locations</text:p>
            </table:change-track-table-cell>
          </table:previous>
        </table:cell-content-change>
        <table:movement table:id="ct735">
          <table:source-range-address table:start-column="3" table:start-row="208" table:start-table="1" table:end-column="11" table:end-row="208" table:end-table="1"/>
          <table:target-range-address table:start-column="3" table:start-row="207" table:start-table="1" table:end-column="11" table:end-row="207" table:end-table="1"/>
          <office:change-info>
            <dc:creator>Phil Birkelbach</dc:creator>
            <dc:date>2018-05-04T22:53:20.783925177</dc:date>
          </office:change-info>
          <table:dependencies>
            <table:dependency table:id="ct749"/>
          </table:dependencies>
          <table:deletions>
            <table:cell-content-deletion table:id="ct728">
              <table:change-track-table-cell/>
            </table:cell-content-deletion>
            <table:cell-content-deletion table:id="ct727">
              <table:change-track-table-cell/>
            </table:cell-content-deletion>
            <table:cell-content-deletion table:id="ct729">
              <table:change-track-table-cell/>
            </table:cell-content-deletion>
            <table:cell-content-deletion table:id="ct726">
              <table:change-track-table-cell/>
            </table:cell-content-deletion>
            <table:cell-content-deletion table:id="ct725">
              <table:change-track-table-cell/>
            </table:cell-content-deletion>
          </table:deletions>
        </table:movement>
        <table:movement table:id="ct736">
          <table:source-range-address table:start-column="3" table:start-row="210" table:start-table="1" table:end-column="9" table:end-row="214" table:end-table="1"/>
          <table:target-range-address table:start-column="3" table:start-row="208" table:start-table="1" table:end-column="9" table:end-row="212" table:end-table="1"/>
          <office:change-info>
            <dc:creator>Phil Birkelbach</dc:creator>
            <dc:date>2018-05-04T22:53:26.367649744</dc:date>
          </office:change-info>
          <table:deletions>
            <table:cell-content-deletion>
              <table:cell-address table:column="3" table:row="208" table:table="1"/>
              <table:change-track-table-cell office:value-type="float" office:value="4"/>
            </table:cell-content-deletion>
            <table:cell-content-deletion>
              <table:cell-address table:column="8" table:row="208" table:table="1"/>
              <table:change-track-table-cell office:value-type="string">
                <text:p>UINT</text:p>
              </table:change-track-table-cell>
            </table:cell-content-deletion>
            <table:cell-content-deletion table:id="ct341">
              <table:change-track-table-cell office:value-type="string">
                <text:p>0=Current, 1=Standby, &gt;1 = Memory Locations</text:p>
              </table:change-track-table-cell>
            </table:cell-content-deletion>
            <table:cell-content-deletion table:id="ct334">
              <table:change-track-table-cell office:value-type="string">
                <text:p>°</text:p>
              </table:change-track-table-cell>
            </table:cell-content-deletion>
            <table:cell-content-deletion table:id="ct330">
              <table:change-track-table-cell office:value-type="string">
                <text:p>0 to 359</text:p>
              </table:change-track-table-cell>
            </table:cell-content-deletion>
            <table:cell-content-deletion table:id="ct154">
              <table:change-track-table-cell office:value-type="string">
                <text:p>UINT</text:p>
              </table:change-track-table-cell>
            </table:cell-content-deletion>
            <table:cell-content-deletion table:id="ct153">
              <table:change-track-table-cell office:value-type="string">
                <text:p>0.1°</text:p>
              </table:change-track-table-cell>
            </table:cell-content-deletion>
            <table:cell-content-deletion table:id="ct152">
              <table:change-track-table-cell office:value-type="string">
                <text:p>0 to 359.9</text:p>
              </table:change-track-table-cell>
            </table:cell-content-deletion>
            <table:cell-content-deletion table:id="ct326">
              <table:change-track-table-cell office:value-type="string">
                <text:p>Actual VOR Radial</text:p>
              </table:change-track-table-cell>
            </table:cell-content-deletion>
            <table:cell-content-deletion table:id="ct155">
              <table:change-track-table-cell office:value-type="float" office:value="4"/>
            </table:cell-content-deletion>
            <table:cell-content-deletion table:id="ct734">
              <table:change-track-table-cell/>
            </table:cell-content-deletion>
            <table:cell-content-deletion table:id="ct337">
              <table:change-track-table-cell office:value-type="string">
                <text:p>UINT</text:p>
              </table:change-track-table-cell>
            </table:cell-content-deletion>
            <table:cell-content-deletion table:id="ct324">
              <table:change-track-table-cell office:value-type="string">
                <text:p>VOR/ILS Frequency Report</text:p>
              </table:change-track-table-cell>
            </table:cell-content-deletion>
            <table:cell-content-deletion table:id="ct135">
              <table:change-track-table-cell office:value-type="float" office:value="4"/>
            </table:cell-content-deletion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335">
              <table:change-track-table-cell/>
            </table:cell-content-deletion>
            <table:cell-content-deletion table:id="ct331">
              <table:change-track-table-cell/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  <table:cell-content-deletion table:id="ct338">
              <table:change-track-table-cell office:value-type="string">
                <text:p>CHAR[4]</text:p>
              </table:change-track-table-cell>
            </table:cell-content-deletion>
            <table:cell-content-deletion table:id="ct733">
              <table:change-track-table-cell/>
            </table:cell-content-deletion>
            <table:cell-content-deletion table:id="ct732">
              <table:change-track-table-cell/>
            </table:cell-content-deletion>
            <table:cell-content-deletion table:id="ct329">
              <table:change-track-table-cell/>
            </table:cell-content-deletion>
            <table:cell-content-deletion table:id="ct325">
              <table:change-track-table-cell office:value-type="string">
                <text:p>VOR/ILS Identifier</text:p>
              </table:change-track-table-cell>
            </table:cell-content-deletion>
            <table:cell-content-deletion table:id="ct731">
              <table:change-track-table-cell/>
            </table:cell-content-deletion>
            <table:cell-content-deletion table:id="ct128">
              <table:change-track-table-cell office:value-type="float" office:value="4"/>
            </table:cell-content-deletion>
            <table:cell-content-deletion table:id="ct730">
              <table:change-track-table-cell/>
            </table:cell-content-deletion>
          </table:deletions>
        </table:movement>
        <table:cell-content-change table:id="ct737">
          <table:cell-address table:column="1" table:row="213" table:table="1"/>
          <office:change-info>
            <dc:creator>Phil Birkelbach</dc:creator>
            <dc:date>2018-05-05T00:03:41.857670867</dc:date>
          </office:change-info>
          <table:previous table:id="ct159">
            <table:change-track-table-cell table:cell-address="Identifiers.B214" table:formula="of:=[.B213]+[.D211]" office:value-type="float" office:value="1240"/>
          </table:previous>
        </table:cell-content-change>
        <table:cell-content-change table:id="ct738">
          <table:cell-address table:column="1" table:row="214" table:table="1"/>
          <office:change-info>
            <dc:creator>Phil Birkelbach</dc:creator>
            <dc:date>2018-05-05T00:03:41.857716961</dc:date>
          </office:change-info>
          <table:previous table:id="ct348">
            <table:change-track-table-cell table:cell-address="Identifiers.B215" table:formula="of:=[.B214]+[.D212]" office:value-type="float" office:value="4"/>
          </table:previous>
        </table:cell-content-change>
        <table:cell-content-change table:id="ct739">
          <table:cell-address table:column="2" table:row="213" table:table="1"/>
          <office:change-info>
            <dc:creator>Phil Birkelbach</dc:creator>
            <dc:date>2018-05-05T00:03:41.857740275</dc:date>
          </office:change-info>
          <table:previous table:id="ct161">
            <table:change-track-table-cell table:cell-address="Identifiers.C214" table:formula="of:=&quot;0x&quot; &amp; DEC2HEX([.B214])" office:value-type="string">
              <text:p>0x0</text:p>
            </table:change-track-table-cell>
          </table:previous>
        </table:cell-content-change>
        <table:cell-content-change table:id="ct740">
          <table:cell-address table:column="2" table:row="214" table:table="1"/>
          <office:change-info>
            <dc:creator>Phil Birkelbach</dc:creator>
            <dc:date>2018-05-05T00:03:41.857759743</dc:date>
          </office:change-info>
          <table:previous table:id="ct349">
            <table:change-track-table-cell table:cell-address="Identifiers.C215" table:formula="of:=&quot;0x&quot; &amp; DEC2HEX([.B215])" office:value-type="string">
              <text:p>0x0</text:p>
            </table:change-track-table-cell>
          </table:previous>
        </table:cell-content-change>
        <table:cell-content-change table:id="ct741">
          <table:cell-address table:column="4" table:row="58" table:table="1"/>
          <office:change-info>
            <dc:creator>Phil Birkelbach</dc:creator>
            <dc:date>2018-05-05T00:04:13.268635855</dc:date>
          </office:change-info>
          <table:previous table:id="ct84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742">
          <table:cell-address table:column="5" table:row="58" table:table="1"/>
          <office:change-info>
            <dc:creator>Phil Birkelbach</dc:creator>
            <dc:date>2018-05-05T00:04:13.268659365</dc:date>
          </office:change-info>
          <table:previous>
            <table:change-track-table-cell office:value-type="string">
              <text:p>0 to 35</text:p>
            </table:change-track-table-cell>
          </table:previous>
        </table:cell-content-change>
        <table:cell-content-change table:id="ct743">
          <table:cell-address table:column="6" table:row="58" table:table="1"/>
          <office:change-info>
            <dc:creator>Phil Birkelbach</dc:creator>
            <dc:date>2018-05-05T00:04:13.268669239</dc:date>
          </office:change-info>
          <table:previous>
            <table:change-track-table-cell office:value-type="string">
              <text:p>0.001 inHg</text:p>
            </table:change-track-table-cell>
          </table:previous>
        </table:cell-content-change>
        <table:cell-content-change table:id="ct744">
          <table:cell-address table:column="8" table:row="58" table:table="1"/>
          <office:change-info>
            <dc:creator>Phil Birkelbach</dc:creator>
            <dc:date>2018-05-05T00:04:13.26867845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45">
          <table:cell-address table:column="26" table:row="58" table:table="1"/>
          <office:change-info>
            <dc:creator>Phil Birkelbach</dc:creator>
            <dc:date>2018-05-05T00:04:13.268691864</dc:date>
          </office:change-info>
          <table:previous table:id="ct583">
            <table:change-track-table-cell office:value-type="string">
              <text:p>BARO</text:p>
            </table:change-track-table-cell>
          </table:previous>
        </table:cell-content-change>
        <table:movement table:id="ct746">
          <table:source-range-address table:start-column="4" table:start-row="59" table:start-table="1" table:end-column="27" table:end-row="60" table:end-table="1"/>
          <table:target-range-address table:start-column="4" table:start-row="58" table:start-table="1" table:end-column="27" table:end-row="59" table:end-table="1"/>
          <office:change-info>
            <dc:creator>Phil Birkelbach</dc:creator>
            <dc:date>2018-05-05T00:04:22.989833584</dc:date>
          </office:change-info>
          <table:deletions>
            <table:cell-content-deletion table:id="ct744">
              <table:change-track-table-cell/>
            </table:cell-content-deletion>
            <table:cell-content-deletion table:id="ct743">
              <table:change-track-table-cell/>
            </table:cell-content-deletion>
            <table:cell-content-deletion table:id="ct742">
              <table:change-track-table-cell/>
            </table:cell-content-deletion>
            <table:cell-content-deletion table:id="ct745">
              <table:change-track-table-cell/>
            </table:cell-content-deletion>
            <table:cell-content-deletion table:id="ct93">
              <table:change-track-table-cell office:value-type="string">
                <text:p>UINT</text:p>
              </table:change-track-table-cell>
            </table:cell-content-deletion>
            <table:cell-content-deletion table:id="ct92">
              <table:change-track-table-cell office:value-type="string">
                <text:p>0.001 inHg</text:p>
              </table:change-track-table-cell>
            </table:cell-content-deletion>
            <table:cell-content-deletion table:id="ct91">
              <table:change-track-table-cell office:value-type="string">
                <text:p>0 to 35</text:p>
              </table:change-track-table-cell>
            </table:cell-content-deletion>
            <table:cell-content-deletion table:id="ct94">
              <table:change-track-table-cell office:value-type="string">
                <text:p>Altimeter Setting Report</text:p>
              </table:change-track-table-cell>
            </table:cell-content-deletion>
            <table:cell-content-deletion table:id="ct741">
              <table:change-track-table-cell/>
            </table:cell-content-deletion>
          </table:deletions>
        </table:movement>
        <table:cell-content-change table:id="ct747">
          <table:cell-address table:column="4" table:row="58" table:table="1"/>
          <office:change-info>
            <dc:creator>Phil Birkelbach</dc:creator>
            <dc:date>2018-05-05T00:04:27.516556731</dc:date>
          </office:change-info>
          <table:previous>
            <table:change-track-table-cell office:value-type="string">
              <text:p>Altimeter Setting Report</text:p>
            </table:change-track-table-cell>
          </table:previous>
        </table:cell-content-change>
        <table:cell-content-change table:id="ct748">
          <table:cell-address table:column="4" table:row="207" table:table="1"/>
          <office:change-info>
            <dc:creator>Phil Birkelbach</dc:creator>
            <dc:date>2018-05-05T00:04:35.211802355</dc:date>
          </office:change-info>
          <table:previous table:id="ct322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749">
          <table:cell-address table:column="4" table:row="208" table:table="1"/>
          <office:change-info>
            <dc:creator>Phil Birkelbach</dc:creator>
            <dc:date>2018-05-05T00:04:37.931998027</dc:date>
          </office:change-info>
          <table:previous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750">
          <table:cell-address table:column="1" table:row="60" table:table="1"/>
          <office:change-info>
            <dc:creator>Phil Birkelbach</dc:creator>
            <dc:date>2018-05-05T00:04:56.280340414</dc:date>
          </office:change-info>
          <table:previous table:id="ct87">
            <table:change-track-table-cell table:cell-address="Identifiers.B61" table:formula="of:=[.B60]+[.D60]" office:value-type="float" office:value="402"/>
          </table:previous>
        </table:cell-content-change>
        <table:cell-content-change table:id="ct751">
          <table:cell-address table:column="2" table:row="60" table:table="1"/>
          <office:change-info>
            <dc:creator>Phil Birkelbach</dc:creator>
            <dc:date>2018-05-05T00:04:56.280381985</dc:date>
          </office:change-info>
          <table:previous table:id="ct88">
            <table:change-track-table-cell table:cell-address="Identifiers.C61" table:formula="of:=&quot;0x&quot; &amp; DEC2HEX([.B61])" office:value-type="string">
              <text:p>0x0</text:p>
            </table:change-track-table-cell>
          </table:previous>
        </table:cell-content-change>
        <table:cell-content-change table:id="ct752">
          <table:cell-address table:column="3" table:row="60" table:table="1"/>
          <office:change-info>
            <dc:creator>Phil Birkelbach</dc:creator>
            <dc:date>2018-05-05T00:04:56.280403334</dc:date>
          </office:change-info>
          <table:previous table:id="ct89">
            <table:change-track-table-cell office:value-type="float" office:value="1"/>
          </table:previous>
        </table:cell-content-change>
        <table:cell-content-change table:id="ct753">
          <table:cell-address table:column="26" table:row="58" table:table="1"/>
          <office:change-info>
            <dc:creator>Phil Birkelbach</dc:creator>
            <dc:date>2018-05-05T00:05:04.093709184</dc:date>
          </office:change-info>
          <table:previous>
            <table:change-track-table-cell/>
          </table:previous>
        </table:cell-content-change>
        <table:cell-content-change table:id="ct754">
          <table:cell-address table:column="10" table:row="10" table:table="1"/>
          <office:change-info>
            <dc:creator>Phil Birkelbach</dc:creator>
            <dc:date>2018-05-10T01:31:25.174945228</dc:date>
          </office:change-info>
          <table:previous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755">
          <table:cell-address table:column="10" table:row="11" table:table="1"/>
          <office:change-info>
            <dc:creator>Phil Birkelbach</dc:creator>
            <dc:date>2018-05-10T01:35:05.433604478</dc:date>
          </office:change-info>
          <table:previous table:id="ct247">
            <table:change-track-table-cell office:value-type="string">
              <text:p>b1 = Flip\lb2 = Next Saved Freq\lb3 = Last Saved Freq</text:p>
            </table:change-track-table-cell>
          </table:previous>
        </table:cell-content-change>
        <table:cell-content-change table:id="ct756">
          <table:cell-address table:column="26" table:row="26" table:table="1"/>
          <office:change-info>
            <dc:creator> </dc:creator>
            <dc:date>2018-10-09T16:49:30.134157604</dc:date>
          </office:change-info>
          <table:previous table:id="ct657">
            <table:change-track-table-cell office:value-type="string">
              <text:p>THR#</text:p>
            </table:change-track-table-cell>
          </table:previous>
        </table:cell-content-change>
        <table:cell-content-change table:id="ct757">
          <table:cell-address table:column="26" table:row="27" table:table="1"/>
          <office:change-info>
            <dc:creator> </dc:creator>
            <dc:date>2018-10-09T16:49:31.875836904</dc:date>
          </office:change-info>
          <table:previous table:id="ct658">
            <table:change-track-table-cell office:value-type="string">
              <text:p>PROP#</text:p>
            </table:change-track-table-cell>
          </table:previous>
        </table:cell-content-change>
        <table:cell-content-change table:id="ct758">
          <table:cell-address table:column="26" table:row="28" table:table="1"/>
          <office:change-info>
            <dc:creator> </dc:creator>
            <dc:date>2018-10-09T16:49:32.995859659</dc:date>
          </office:change-info>
          <table:previous table:id="ct659">
            <table:change-track-table-cell office:value-type="string">
              <text:p>MIX#</text:p>
            </table:change-track-table-cell>
          </table:previous>
        </table:cell-content-change>
        <table:cell-content-change table:id="ct759">
          <table:cell-address table:column="26" table:row="29" table:table="1"/>
          <office:change-info>
            <dc:creator> </dc:creator>
            <dc:date>2018-10-09T16:49:33.876265453</dc:date>
          </office:change-info>
          <table:previous table:id="ct660">
            <table:change-track-table-cell office:value-type="string">
              <text:p>GENAI#</text:p>
            </table:change-track-table-cell>
          </table:previous>
        </table:cell-content-change>
        <table:insertion table:id="ct760" table:type="row" table:position="127" table:table="1">
          <office:change-info>
            <dc:creator> </dc:creator>
            <dc:date>2018-10-14T01:39:52.178702870</dc:date>
          </office:change-info>
          <table:dependencies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</table:dependencies>
        </table:insertion>
        <table:cell-content-change table:id="ct761">
          <table:cell-address table:column="4" table:row="127" table:table="1"/>
          <office:change-info>
            <dc:creator> </dc:creator>
            <dc:date>2018-10-14T01:40:04.323906523</dc:date>
          </office:change-info>
          <table:previous>
            <table:change-track-table-cell/>
          </table:previous>
        </table:cell-content-change>
        <table:cell-content-change table:id="ct762">
          <table:cell-address table:column="6" table:row="127" table:table="1"/>
          <office:change-info>
            <dc:creator> </dc:creator>
            <dc:date>2018-10-14T01:40:04.323938604</dc:date>
          </office:change-info>
          <table:previous>
            <table:change-track-table-cell/>
          </table:previous>
        </table:cell-content-change>
        <table:cell-content-change table:id="ct763">
          <table:cell-address table:column="8" table:row="127" table:table="1"/>
          <office:change-info>
            <dc:creator> </dc:creator>
            <dc:date>2018-10-14T01:40:04.323955197</dc:date>
          </office:change-info>
          <table:previous>
            <table:change-track-table-cell/>
          </table:previous>
        </table:cell-content-change>
        <table:cell-content-change table:id="ct764">
          <table:cell-address table:column="11" table:row="127" table:table="1"/>
          <office:change-info>
            <dc:creator> </dc:creator>
            <dc:date>2018-10-14T01:40:04.323969893</dc:date>
          </office:change-info>
          <table:previous>
            <table:change-track-table-cell/>
          </table:previous>
        </table:cell-content-change>
        <table:cell-content-change table:id="ct765">
          <table:cell-address table:column="12" table:row="127" table:table="1"/>
          <office:change-info>
            <dc:creator> </dc:creator>
            <dc:date>2018-10-14T01:40:04.323981811</dc:date>
          </office:change-info>
          <table:previous>
            <table:change-track-table-cell/>
          </table:previous>
        </table:cell-content-change>
        <table:cell-content-change table:id="ct766">
          <table:cell-address table:column="4" table:row="127" table:table="1"/>
          <office:change-info>
            <dc:creator> </dc:creator>
            <dc:date>2018-10-14T01:40:11.449001394</dc:date>
          </office:change-info>
          <table:previous table:id="ct761">
            <table:change-track-table-cell office:value-type="string">
              <text:p>Manifold Pressure</text:p>
            </table:change-track-table-cell>
          </table:previous>
        </table:cell-content-change>
        <table:cell-content-change table:id="ct767">
          <table:cell-address table:column="3" table:row="127" table:table="1"/>
          <office:change-info>
            <dc:creator> </dc:creator>
            <dc:date>2018-10-14T01:40:17.068751450</dc:date>
          </office:change-info>
          <table:previous>
            <table:change-track-table-cell/>
          </table:previous>
        </table:cell-content-change>
        <table:cell-content-change table:id="ct768">
          <table:cell-address table:column="1" table:row="127" table:table="1"/>
          <office:change-info>
            <dc:creator> </dc:creator>
            <dc:date>2018-10-14T01:40:21.346893051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127" table:table="1"/>
          <office:change-info>
            <dc:creator> </dc:creator>
            <dc:date>2018-10-14T01:40:21.346951084</dc:date>
          </office:change-info>
          <table:previous>
            <table:change-track-table-cell/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5" table:number-columns-repeated="4" table:default-cell-style-name="ce16"/>
        <table:table-column table:style-name="co5" table:number-columns-repeated="2" table:default-cell-style-name="Default"/>
        <table:table-row table:style-name="ro1">
          <table:table-cell table:style-name="ce12" office:value-type="string" calcext:value-type="string">
            <text:p>Group</text:p>
          </table:table-cell>
          <table:table-cell table:style-name="ce12" office:value-type="string" calcext:value-type="string">
            <text:p>Range</text:p>
          </table:table-cell>
          <table:table-cell table:style-name="ce15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Node Alarms</text:p>
          </table:table-cell>
          <table:table-cell table:style-name="ce12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Pilot Control Inputs</text:p>
          </table:table-cell>
          <table:table-cell table:style-name="ce12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15" office:value-type="float" office:value="64" calcext:value-type="float">
            <text:p>64</text:p>
          </table:table-cell>
          <table:table-cell table:style-name="ce17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Measured Positions</text:p>
          </table:table-cell>
          <table:table-cell table:style-name="ce12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15" office:value-type="float" office:value="64" calcext:value-type="float">
            <text:p>64</text:p>
          </table:table-cell>
          <table:table-cell table:style-name="ce17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29" table:number-columns-repeated="2"/>
        </table:table-row>
        <table:table-row table:style-name="ro2">
          <table:table-cell table:style-name="ce12" office:value-type="string" calcext:value-type="string">
            <text:p>High Priority Flight Data</text:p>
          </table:table-cell>
          <table:table-cell table:style-name="ce12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15" office:value-type="float" office:value="64" calcext:value-type="float">
            <text:p>64</text:p>
          </table:table-cell>
          <table:table-cell table:style-name="ce17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Navigation Data</text:p>
          </table:table-cell>
          <table:table-cell table:style-name="ce12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15" office:value-type="float" office:value="64" calcext:value-type="float">
            <text:p>64</text:p>
          </table:table-cell>
          <table:table-cell table:style-name="ce17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Engine / Aircraft System Data</text:p>
          </table:table-cell>
          <table:table-cell table:style-name="ce12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Auxiliary Data</text:p>
          </table:table-cell>
          <table:table-cell table:style-name="ce12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Pilot Control Inputs</text:p>
          </table:table-cell>
          <table:table-cell table:style-name="ce12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Measured Positions</text:p>
          </table:table-cell>
          <table:table-cell table:style-name="ce12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Flight Data</text:p>
          </table:table-cell>
          <table:table-cell table:style-name="ce12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Navigation Data</text:p>
          </table:table-cell>
          <table:table-cell table:style-name="ce12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Engine / Aircraft System Data</text:p>
          </table:table-cell>
          <table:table-cell table:style-name="ce12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Auxiliary Data</text:p>
          </table:table-cell>
          <table:table-cell table:style-name="ce12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ture</text:p>
          </table:table-cell>
          <table:table-cell table:style-name="ce12" table:formula="of:=[.D15] &amp; &quot; (0x&quot; &amp;[.E15] &amp; &quot;) - &quot; &amp; [.G15] &amp; &quot; (0x&quot; &amp;[.H15] &amp; &quot;)&quot;" office:value-type="string" office:string-value="1536 (0x600) - 1759 (0x6DF)" calcext:value-type="string">
            <text:p>1536 (0x600) - 1759 (0x6DF)</text:p>
          </table:table-cell>
          <table:table-cell table:style-name="ce15" office:value-type="float" office:value="160" calcext:value-type="float">
            <text:p>160</text:p>
          </table:table-cell>
          <table:table-cell table:style-name="ce17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759" calcext:value-type="float">
            <text:p>1759</text:p>
          </table:table-cell>
          <table:table-cell table:formula="of:=DEC2HEX([.G15])" office:value-type="string" office:string-value="6DF" calcext:value-type="string">
            <text:p>6DF</text:p>
          </table:table-cell>
          <table:table-cell/>
          <table:table-cell table:formula="of:=[.G15]-[.D15]+1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o-Way Connection Channels</text:p>
          </table:table-cell>
          <table:table-cell table:style-name="ce12" table:formula="of:=[.D16] &amp; &quot; (0x&quot; &amp;[.E16] &amp; &quot;) - &quot; &amp; [.G16] &amp; &quot; (0x&quot; &amp;[.H16] &amp; &quot;)&quot;" office:value-type="string" office:string-value="1760 (0x6E0) - 1791 (0x6FF)" calcext:value-type="string">
            <text:p>1760 (0x6E0) - 1791 (0x6FF)</text:p>
          </table:table-cell>
          <table:table-cell table:style-name="ce15" office:value-type="float" office:value="32" calcext:value-type="float">
            <text:p>32</text:p>
          </table:table-cell>
          <table:table-cell table:style-name="ce17" table:formula="of:=[.D17]-32" office:value-type="float" office:value="1760" calcext:value-type="float">
            <text:p>1760</text:p>
          </table:table-cell>
          <table:table-cell table:formula="of:=DEC2HEX([.D16])" office:value-type="string" office:string-value="6E0" calcext:value-type="string">
            <text:p>6E0</text:p>
          </table:table-cell>
          <table:table-cell/>
          <table:table-cell table:formula="of:=[.D17]-1" office:value-type="float" office:value="1791" calcext:value-type="float">
            <text:p>1791</text:p>
          </table:table-cell>
          <table:table-cell table:formula="of:=DEC2HEX([.G16])" office:value-type="string" office:string-value="6FF" calcext:value-type="string">
            <text:p>6FF</text:p>
          </table:table-cell>
          <table:table-cell/>
          <table:table-cell table:formula="of:=[.G16]-[.D16]+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Node Specific Messages</text:p>
          </table:table-cell>
          <table:table-cell table:style-name="ce12" table:formula="of:=[.D17] &amp; &quot; (0x&quot; &amp;[.E17] &amp; &quot;) - &quot; &amp; [.G17] &amp; &quot; (0x&quot; &amp;[.H17] &amp; &quot;)&quot;" office:value-type="string" office:string-value="1792 (0x700) - 2047 (0x7FF)" calcext:value-type="string">
            <text:p>1792 (0x700) - 2047 (0x7FF)</text:p>
          </table:table-cell>
          <table:table-cell table:style-name="ce15" office:value-type="float" office:value="256" calcext:value-type="float">
            <text:p>256</text:p>
          </table:table-cell>
          <table:table-cell table:style-name="ce17" table:formula="of:=2048-256" office:value-type="float" office:value="1792" calcext:value-type="float">
            <text:p>1792</text:p>
          </table:table-cell>
          <table:table-cell table:formula="of:=DEC2HEX([.D17])" office:value-type="string" office:string-value="700" calcext:value-type="string">
            <text:p>700</text:p>
          </table:table-cell>
          <table:table-cell/>
          <table:table-cell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7">
          <table:table-cell table:style-name="ce12" table:number-columns-repeated="2"/>
          <table:table-cell table:style-name="ce1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12" table:number-columns-repeated="2"/>
          <table:table-cell table:style-name="ce15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Default"/>
        <table:table-column table:style-name="co20" table:default-cell-style-name="Default"/>
        <table:table-column table:style-name="co21" table:default-cell-style-name="ce20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ce29"/>
        <table:table-column table:style-name="co33" table:default-cell-style-name="ce29"/>
        <table:table-column table:style-name="co32" table:number-columns-repeated="2" table:default-cell-style-name="ce29"/>
        <table:table-column table:style-name="co33" table:default-cell-style-name="ce29"/>
        <table:table-column table:style-name="co34" table:default-cell-style-name="ce29"/>
        <table:table-column table:style-name="co32" table:number-columns-repeated="3" table:default-cell-style-name="ce29"/>
        <table:table-column table:style-name="co33" table:number-columns-repeated="3" table:default-cell-style-name="ce29"/>
        <table:table-column table:style-name="co34" table:default-cell-style-name="ce29"/>
        <table:table-column table:style-name="co35" table:default-cell-style-name="ce29"/>
        <table:table-column table:style-name="co14" table:default-cell-style-name="Default"/>
        <table:table-row table:style-name="ro3">
          <table:table-cell table:style-name="ce12"/>
          <table:table-cell table:style-name="ce30" office:value-type="string" calcext:value-type="string" table:number-columns-spanned="3" table:number-rows-spanned="1">
            <text:p>CAN ID</text:p>
          </table:table-cell>
          <table:covered-table-cell table:number-columns-repeated="2" table:style-name="ce32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14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9" office:value-type="string" calcext:value-type="string">
            <text:p>FIX</text:p>
          </table:table-cell>
        </table:table-row>
        <table:table-row table:style-name="ro3">
          <table:table-cell table:style-name="ce12"/>
          <table:table-cell table:style-name="ce30" office:value-type="string" calcext:value-type="string">
            <text:p>Dec</text:p>
          </table:table-cell>
          <table:table-cell table:style-name="ce32" office:value-type="string" calcext:value-type="string">
            <text:p>Hex</text:p>
          </table:table-cell>
          <table:table-cell table:style-name="ce32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9" office:value-type="string" calcext:value-type="string">
            <text:p>Identifier</text:p>
          </table:table-cell>
        </table:table-row>
        <table:table-row table:style-name="ro3">
          <table:table-cell table:style-name="ce12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12" table:number-columns-repeated="2"/>
          <table:table-cell table:style-name="ce19"/>
          <table:table-cell table:style-name="ce12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12"/>
          <table:table-cell table:style-name="ce7" table:formula="of:=[Groups.D3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lap Control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style-name="ce12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1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rim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WORD</text:p>
          </table:table-cell>
          <table:table-cell table:style-name="ce1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1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lectrical Bus Control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Lighting Control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Pump System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Valve System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Auto Pilot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VHF Control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VOR/LOC Control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ransponder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Starter / Magneto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Landing Gear Control Position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Keypad Input</text:p>
          </table:table-cell>
          <table:table-cell table:style-name="ce12" office:value-type="string" calcext:value-type="string">
            <text:p>Key, Function Key</text:p>
          </table:table-cell>
          <table:table-cell table:style-name="ce19"/>
          <table:table-cell table:style-name="ce12"/>
          <table:table-cell table:style-name="ce12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1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1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1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llective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1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nti-Torque Pedals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1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Flap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1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eft Brak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1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ight Brak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1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ngine Throttl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HR</text:p>
          </table:table-cell>
        </table:table-row>
        <table:table-row table:style-name="ro3">
          <table:table-cell table:style-name="ce1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ngine Prop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ROP</text:p>
          </table:table-cell>
        </table:table-row>
        <table:table-row table:style-name="ro3">
          <table:table-cell table:style-name="ce1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ngine Mixtur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MIX</text:p>
          </table:table-cell>
        </table:table-row>
        <table:table-row table:style-name="ro3">
          <table:table-cell table:style-name="ce1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neric Analog Control (High Priority)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NAI</text:p>
          </table:table-cell>
        </table:table-row>
        <table:table-row table:style-name="ro3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12" table:number-columns-repeated="2"/>
          <table:table-cell table:style-name="ce21"/>
          <table:table-cell table:style-name="ce11"/>
          <table:table-cell table:style-name="ce12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4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Elevator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1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ileron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1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udder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1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llective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1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ail Rotor Angl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1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Flap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anding Gear Position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/>
          <table:table-cell table:style-name="ce12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5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5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Angl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1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Angl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1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ngle of Attack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1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1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1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Heading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style-name="ce12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1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ERTSP</text:p>
          </table:table-cell>
        </table:table-row>
        <table:table-row table:style-name="ro3">
          <table:table-cell table:style-name="ce1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1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1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1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Angl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1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ormal Acceleration</text:p>
          </table:table-cell>
          <table:table-cell table:style-name="ce1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1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ateral Acceleration</text:p>
          </table:table-cell>
          <table:table-cell table:style-name="ce1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1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ongitudinal Acceleration</text:p>
          </table:table-cell>
          <table:table-cell table:style-name="ce1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1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ue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1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alibrated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1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Mach Number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1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ltimeter Setting</text:p>
          </table:table-cell>
          <table:table-cell table:style-name="ce1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1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12"/>
          <table:table-cell table:style-name="ce7" table:number-columns-repeated="3"/>
          <table:table-cell table:number-columns-repeated="2"/>
          <table:table-cell table:style-name="Default"/>
          <table:table-cell table:number-columns-repeated="4"/>
          <table:table-cell table:style-name="Default" table:number-columns-repeated="15"/>
          <table:table-cell/>
        </table:table-row>
        <table:table-row table:style-name="ro3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6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6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VOR/LOC Deviation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1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Glideslope Deviation</text:p>
          </table:table-cell>
          <table:table-cell table:style-name="ce1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1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1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ircraft Position Latitude</text:p>
          </table:table-cell>
          <table:table-cell table:style-name="ce1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1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ircraft Position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1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Groundspeed</text:p>
          </table:table-cell>
          <table:table-cell table:style-name="ce1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1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ue Ground Track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1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Magnetic Ground Track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1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ross Track Error</text:p>
          </table:table-cell>
          <table:table-cell table:style-name="ce12"/>
          <table:table-cell table:style-name="ce19" office:value-type="string" calcext:value-type="string">
            <text:p>0.01 nm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1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elected Course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1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elected Glidepath Angle</text:p>
          </table:table-cell>
          <table:table-cell table:style-name="ce1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AIM Status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USHORT</text:p>
          </table:table-cell>
          <table:table-cell table:style-name="ce12"/>
          <table:table-cell table:style-name="ce12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Position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Position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Surface Position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Surface Position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Status</text:p>
          </table:table-cell>
          <table:table-cell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Identification</text:p>
          </table:table-cell>
          <table:table-cell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Type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Velocity</text:p>
          </table:table-cell>
          <table:table-cell table:style-name="ce1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Bearing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Emergency Priority Status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Current Trajectory Change Point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Next Trajectory Change Point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Operation Coord. Message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Operational Status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7]" office:value-type="float" office:value="512" calcext:value-type="float">
            <text:p>512</text:p>
          </table:table-cell>
          <table:table-cell table:style-name="ce7" table:formula="of:=&quot;0x&quot; &amp; DEC2HEX([.B99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N1 or Engine RPM</text:p>
          </table:table-cell>
          <table:table-cell table:style-name="ce12"/>
          <table:table-cell table:style-name="ce19" office:value-type="string" calcext:value-type="string">
            <text:p>RPM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style-name="ce1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</text:p>
          </table:table-cell>
        </table:table-row>
        <table:table-row table:style-name="ro3">
          <table:table-cell table:style-name="ce12"/>
          <table:table-cell table:style-name="ce7" table:formula="of:=[.B99]+[.D99]" office:value-type="float" office:value="514" calcext:value-type="float">
            <text:p>514</text:p>
          </table:table-cell>
          <table:table-cell table:style-name="ce7" table:formula="of:=&quot;0x&quot; &amp; DEC2HEX([.B100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N2, Prop RPM or Rotor RPM</text:p>
          </table:table-cell>
          <table:table-cell table:style-name="ce12"/>
          <table:table-cell table:style-name="ce19" office:value-type="string" calcext:value-type="string">
            <text:p>RPM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style-name="ce1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</text:p>
          </table:table-cell>
        </table:table-row>
        <table:table-row table:style-name="ro3">
          <table:table-cell table:style-name="ce12"/>
          <table:table-cell table:style-name="ce7" table:formula="of:=[.B100]+[.D100]" office:value-type="float" office:value="516" calcext:value-type="float">
            <text:p>516</text:p>
          </table:table-cell>
          <table:table-cell table:style-name="ce7" table:formula="of:=&quot;0x&quot; &amp; DEC2HEX([.B101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orque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12"/>
          <table:table-cell table:style-name="ce7" table:formula="of:=[.B101]+[.D101]" office:value-type="float" office:value="518" calcext:value-type="float">
            <text:p>518</text:p>
          </table:table-cell>
          <table:table-cell table:style-name="ce7" table:formula="of:=&quot;0x&quot; &amp; DEC2HEX([.B102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urbine Inlet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12"/>
          <table:table-cell table:style-name="ce7" table:formula="of:=[.B102]+[.D102]" office:value-type="float" office:value="520" calcext:value-type="float">
            <text:p>520</text:p>
          </table:table-cell>
          <table:table-cell table:style-name="ce7" table:formula="of:=&quot;0x&quot; &amp; DEC2HEX([.B103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Inter-turbine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12"/>
          <table:table-cell table:style-name="ce7" table:formula="of:=[.B103]+[.D103]" office:value-type="float" office:value="522" calcext:value-type="float">
            <text:p>522</text:p>
          </table:table-cell>
          <table:table-cell table:style-name="ce7" table:formula="of:=&quot;0x&quot; &amp; DEC2HEX([.B104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urbine Outlet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12"/>
          <table:table-cell table:style-name="ce7" table:formula="of:=[.B104]+[.D104]" office:value-type="float" office:value="524" calcext:value-type="float">
            <text:p>524</text:p>
          </table:table-cell>
          <table:table-cell table:style-name="ce7" table:formula="of:=&quot;0x&quot; &amp; DEC2HEX([.B105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Press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12"/>
          <table:table-cell table:style-name="ce7" table:formula="of:=[.B105]+[.D105]" office:value-type="float" office:value="526" calcext:value-type="float">
            <text:p>526</text:p>
          </table:table-cell>
          <table:table-cell table:style-name="ce7" table:formula="of:=&quot;0x&quot; &amp; DEC2HEX([.B106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Press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12"/>
          <table:table-cell table:style-name="ce7" table:formula="of:=[.B106]+[.D106]" office:value-type="float" office:value="528" calcext:value-type="float">
            <text:p>528</text:p>
          </table:table-cell>
          <table:table-cell table:style-name="ce7" table:formula="of:=&quot;0x&quot; &amp; DEC2HEX([.B107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12"/>
          <table:table-cell table:style-name="ce7" table:formula="of:=[.B107]+[.D107]" office:value-type="float" office:value="530" calcext:value-type="float">
            <text:p>530</text:p>
          </table:table-cell>
          <table:table-cell table:style-name="ce7" table:formula="of:=&quot;0x&quot; &amp; DEC2HEX([.B108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olant Temperat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12"/>
          <table:table-cell table:style-name="ce7" table:formula="of:=[.B108]+[.D108]" office:value-type="float" office:value="532" calcext:value-type="float">
            <text:p>532</text:p>
          </table:table-cell>
          <table:table-cell table:style-name="ce7" table:formula="of:=&quot;0x&quot; &amp; DEC2HEX([.B109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12"/>
          <table:table-cell table:style-name="ce7" table:formula="of:=[.B109]+[.D109]" office:value-type="float" office:value="534" calcext:value-type="float">
            <text:p>534</text:p>
          </table:table-cell>
          <table:table-cell table:style-name="ce7" table:formula="of:=&quot;0x&quot; &amp; DEC2HEX([.B110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12"/>
          <table:table-cell table:style-name="ce7" table:formula="of:=[.B110]+[.D110]" office:value-type="float" office:value="536" calcext:value-type="float">
            <text:p>536</text:p>
          </table:table-cell>
          <table:table-cell table:style-name="ce7" table:formula="of:=&quot;0x&quot; &amp; DEC2HEX([.B111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olant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12"/>
          <table:table-cell table:style-name="ce7" table:formula="of:=[.B111]+[.D111]" office:value-type="float" office:value="538" calcext:value-type="float">
            <text:p>538</text:p>
          </table:table-cell>
          <table:table-cell table:style-name="ce7" table:formula="of:=&quot;0x&quot; &amp; DEC2HEX([.B112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Flow</text:p>
          </table:table-cell>
          <table:table-cell table:style-name="ce12"/>
          <table:table-cell table:style-name="ce19" office:value-type="string" calcext:value-type="string">
            <text:p>0.01 gal/hr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12"/>
          <table:table-cell table:style-name="ce7" table:formula="of:=[.B112]+[.D112]" office:value-type="float" office:value="540" calcext:value-type="float">
            <text:p>540</text:p>
          </table:table-cell>
          <table:table-cell table:style-name="ce7" table:formula="of:=&quot;0x&quot; &amp; DEC2HEX([.B113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12"/>
          <table:table-cell table:style-name="ce7" table:formula="of:=[.B113]+[.D113]" office:value-type="float" office:value="542" calcext:value-type="float">
            <text:p>542</text:p>
          </table:table-cell>
          <table:table-cell table:style-name="ce7" table:formula="of:=&quot;0x&quot; &amp; DEC2HEX([.B114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Manifold Pressure</text:p>
          </table:table-cell>
          <table:table-cell table:style-name="ce12"/>
          <table:table-cell table:style-name="ce19" office:value-type="string" calcext:value-type="string">
            <text:p>0.01 inHg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12"/>
          <table:table-cell table:style-name="ce7" table:formula="of:=[.B114]+[.D114]" office:value-type="float" office:value="544" calcext:value-type="float">
            <text:p>544</text:p>
          </table:table-cell>
          <table:table-cell table:style-name="ce7" table:formula="of:=&quot;0x&quot; &amp; DEC2HEX([.B115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12"/>
          <table:table-cell table:style-name="ce7" table:formula="of:=[.B115]+[.D115]" office:value-type="float" office:value="546" calcext:value-type="float">
            <text:p>546</text:p>
          </table:table-cell>
          <table:table-cell table:style-name="ce7" table:formula="of:=&quot;0x&quot; &amp; DEC2HEX([.B116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12"/>
          <table:table-cell table:style-name="ce7" table:formula="of:=[.B116]+[.D116]" office:value-type="float" office:value="548" calcext:value-type="float">
            <text:p>548</text:p>
          </table:table-cell>
          <table:table-cell table:style-name="ce7" table:formula="of:=&quot;0x&quot; &amp; DEC2HEX([.B117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olant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12"/>
          <table:table-cell table:style-name="ce7" table:formula="of:=[.B117]+[.D117]" office:value-type="float" office:value="550" calcext:value-type="float">
            <text:p>550</text:p>
          </table:table-cell>
          <table:table-cell table:style-name="ce7" table:formula="of:=&quot;0x&quot; &amp; DEC2HEX([.B118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Fuel Quantity</text:p>
          </table:table-cell>
          <table:table-cell table:style-name="ce12"/>
          <table:table-cell table:style-name="ce19" office:value-type="string" calcext:value-type="string">
            <text:p>0.01 gal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Aux Tank</text:p>
          </table:table-cell>
          <table:table-cell table:style-name="ce1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12"/>
          <table:table-cell table:style-name="ce7" table:formula="of:=[.B118]+[.D118]" office:value-type="float" office:value="554" calcext:value-type="float">
            <text:p>554</text:p>
          </table:table-cell>
          <table:table-cell table:style-name="ce7" table:formula="of:=&quot;0x&quot; &amp; DEC2HEX([.B119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Pump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12"/>
          <table:table-cell table:style-name="ce7" table:formula="of:=[.B119]+[.D119]" office:value-type="float" office:value="556" calcext:value-type="float">
            <text:p>556</text:p>
          </table:table-cell>
          <table:table-cell table:style-name="ce7" table:formula="of:=&quot;0x&quot; &amp; DEC2HEX([.B120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Quantity</text:p>
          </table:table-cell>
          <table:table-cell table:style-name="ce12"/>
          <table:table-cell table:style-name="ce19" office:value-type="string" calcext:value-type="string">
            <text:p>0.01 gal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TY</text:p>
          </table:table-cell>
        </table:table-row>
        <table:table-row table:style-name="ro3">
          <table:table-cell table:style-name="ce12"/>
          <table:table-cell table:style-name="ce7" table:formula="of:=[.B120]+[.D120]" office:value-type="float" office:value="558" calcext:value-type="float">
            <text:p>558</text:p>
          </table:table-cell>
          <table:table-cell table:style-name="ce7" table:formula="of:=&quot;0x&quot; &amp; DEC2HEX([.B121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olant Quantity</text:p>
          </table:table-cell>
          <table:table-cell table:style-name="ce12"/>
          <table:table-cell table:style-name="ce19" office:value-type="string" calcext:value-type="string">
            <text:p>0.01 gal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TY</text:p>
          </table:table-cell>
        </table:table-row>
        <table:table-row table:style-name="ro3">
          <table:table-cell table:style-name="ce12"/>
          <table:table-cell table:style-name="ce7" table:formula="of:=[.B121]+[.D121]" office:value-type="float" office:value="560" calcext:value-type="float">
            <text:p>560</text:p>
          </table:table-cell>
          <table:table-cell table:style-name="ce7" table:formula="of:=&quot;0x&quot; &amp; DEC2HEX([.B122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lectric Propulsion Motor Current</text:p>
          </table:table-cell>
          <table:table-cell table:style-name="ce12"/>
          <table:table-cell table:style-name="ce19" office:value-type="string" calcext:value-type="string">
            <text:p>A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12"/>
          <table:table-cell table:style-name="ce7" table:formula="of:=[.B122]+[.D122]" office:value-type="float" office:value="562" calcext:value-type="float">
            <text:p>562</text:p>
          </table:table-cell>
          <table:table-cell table:style-name="ce7" table:formula="of:=&quot;0x&quot; &amp; DEC2HEX([.B123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2"/>
          <table:table-cell table:style-name="ce7" table:formula="of:=[.B123]+[.D123]" office:value-type="float" office:value="564" calcext:value-type="float">
            <text:p>564</text:p>
          </table:table-cell>
          <table:table-cell table:style-name="ce7" table:formula="of:=&quot;0x&quot; &amp; DEC2HEX([.B124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Main Battery Current</text:p>
          </table:table-cell>
          <table:table-cell table:style-name="ce12"/>
          <table:table-cell table:style-name="ce19" office:value-type="string" calcext:value-type="string">
            <text:p>A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2"/>
          <table:table-cell table:style-name="ce7" table:formula="of:=[.B124]+[.D124]" office:value-type="float" office:value="566" calcext:value-type="float">
            <text:p>566</text:p>
          </table:table-cell>
          <table:table-cell table:style-name="ce7" table:formula="of:=&quot;0x&quot; &amp; DEC2HEX([.B125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Main Battery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2"/>
          <table:table-cell table:style-name="ce7" table:formula="of:=[.B125]+[.D125]" office:value-type="float" office:value="568" calcext:value-type="float">
            <text:p>568</text:p>
          </table:table-cell>
          <table:table-cell table:style-name="ce7" table:formula="of:=&quot;0x&quot; &amp; DEC2HEX([.B126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Main Battery Charge</text:p>
          </table:table-cell>
          <table:table-cell table:style-name="ce1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12"/>
          <table:table-cell table:style-name="ce7" table:formula="of:=[.B126]+[.D126]" office:value-type="float" office:value="570" calcext:value-type="float">
            <text:p>570</text:p>
          </table:table-cell>
          <table:table-cell table:style-name="ce7" table:formula="of:=&quot;0x&quot; &amp; DEC2HEX([.B127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brid System Status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WOR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27]+[.D127]" office:value-type="float" office:value="572" calcext:value-type="float">
            <text:p>572</text:p>
          </table:table-cell>
          <table:table-cell table:style-name="ce7" table:formula="of:=&quot;0x&quot; &amp; DEC2HEX([.B128])" office:value-type="string" office:string-value="0x23C" calcext:value-type="string">
            <text:p>0x23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Upper Deck Pressure</text:p>
          </table:table-cell>
          <table:table-cell table:style-name="ce12"/>
          <table:table-cell table:style-name="ce19" office:value-type="string" calcext:value-type="string">
            <text:p>0.01 inHg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number-columns-repeated="3"/>
          <table:table-cell/>
          <table:table-cell table:style-name="ce1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8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8]" office:value-type="float" office:value="640" calcext:value-type="float">
            <text:p>640</text:p>
          </table:table-cell>
          <table:table-cell table:style-name="ce7" table:formula="of:=&quot;0x&quot; &amp; DEC2HEX([.B132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abin Pressure</text:p>
          </table:table-cell>
          <table:table-cell table:style-name="ce1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32]+[.D132]" office:value-type="float" office:value="641" calcext:value-type="float">
            <text:p>641</text:p>
          </table:table-cell>
          <table:table-cell table:style-name="ce7" table:formula="of:=&quot;0x&quot; &amp; DEC2HEX([.B133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7" table:formula="of:=&quot;0x&quot; &amp; DEC2HEX([.B136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6]+[.D136]" office:value-type="float" office:value="776" calcext:value-type="float">
            <text:p>776</text:p>
          </table:table-cell>
          <table:table-cell table:style-name="ce7" table:formula="of:=&quot;0x&quot; &amp; DEC2HEX([.B137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7]+[.D137]" office:value-type="float" office:value="784" calcext:value-type="float">
            <text:p>784</text:p>
          </table:table-cell>
          <table:table-cell table:style-name="ce7" table:formula="of:=&quot;0x&quot; &amp; DEC2HEX([.B138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peedbrak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8]+[.D138]" office:value-type="float" office:value="785" calcext:value-type="float">
            <text:p>785</text:p>
          </table:table-cell>
          <table:table-cell table:style-name="ce7" table:formula="of:=&quot;0x&quot; &amp; DEC2HEX([.B139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wl Flaps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9]+[.D139]" office:value-type="float" office:value="786" calcext:value-type="float">
            <text:p>786</text:p>
          </table:table-cell>
          <table:table-cell table:style-name="ce7" table:formula="of:=&quot;0x&quot; &amp; DEC2HEX([.B140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Trim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0]+[.D140]" office:value-type="float" office:value="787" calcext:value-type="float">
            <text:p>787</text:p>
          </table:table-cell>
          <table:table-cell table:style-name="ce7" table:formula="of:=&quot;0x&quot; &amp; DEC2HEX([.B141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Trim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1]+[.D141]" office:value-type="float" office:value="788" calcext:value-type="float">
            <text:p>788</text:p>
          </table:table-cell>
          <table:table-cell table:style-name="ce7" table:formula="of:=&quot;0x&quot; &amp; DEC2HEX([.B142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Trim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2]+[.D142]" office:value-type="float" office:value="789" calcext:value-type="float">
            <text:p>789</text:p>
          </table:table-cell>
          <table:table-cell table:style-name="ce7" table:formula="of:=&quot;0x&quot; &amp; DEC2HEX([.B143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llective Trim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3]+[.D143]" office:value-type="float" office:value="790" calcext:value-type="float">
            <text:p>790</text:p>
          </table:table-cell>
          <table:table-cell table:style-name="ce7" table:formula="of:=&quot;0x&quot; &amp; DEC2HEX([.B144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nti-Torque Pedals Trim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4]+[.D144]" office:value-type="float" office:value="791" calcext:value-type="float">
            <text:p>791</text:p>
          </table:table-cell>
          <table:table-cell table:style-name="ce7" table:formula="of:=&quot;0x&quot; &amp; DEC2HEX([.B145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Generic Analog Control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7" table:formula="of:=&quot;0x&quot; &amp; DEC2HEX([.B148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peedbrake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8]+[.D148]" office:value-type="float" office:value="897" calcext:value-type="float">
            <text:p>897</text:p>
          </table:table-cell>
          <table:table-cell table:style-name="ce7" table:formula="of:=&quot;0x&quot; &amp; DEC2HEX([.B149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wl Flaps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9]+[.D149]" office:value-type="float" office:value="898" calcext:value-type="float">
            <text:p>898</text:p>
          </table:table-cell>
          <table:table-cell table:style-name="ce7" table:formula="of:=&quot;0x&quot; &amp; DEC2HEX([.B150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Trim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0]+[.D150]" office:value-type="float" office:value="899" calcext:value-type="float">
            <text:p>899</text:p>
          </table:table-cell>
          <table:table-cell table:style-name="ce7" table:formula="of:=&quot;0x&quot; &amp; DEC2HEX([.B151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Trim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1]+[.D151]" office:value-type="float" office:value="900" calcext:value-type="float">
            <text:p>900</text:p>
          </table:table-cell>
          <table:table-cell table:style-name="ce7" table:formula="of:=&quot;0x&quot; &amp; DEC2HEX([.B152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Trim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2]+[.D152]" office:value-type="float" office:value="901" calcext:value-type="float">
            <text:p>901</text:p>
          </table:table-cell>
          <table:table-cell table:style-name="ce7" table:formula="of:=&quot;0x&quot; &amp; DEC2HEX([.B153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3]+[.D153]" office:value-type="float" office:value="902" calcext:value-type="float">
            <text:p>902</text:p>
          </table:table-cell>
          <table:table-cell table:style-name="ce7" table:formula="of:=&quot;0x&quot; &amp; DEC2HEX([.B154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4]+[.D154]" office:value-type="float" office:value="903" calcext:value-type="float">
            <text:p>903</text:p>
          </table:table-cell>
          <table:table-cell table:style-name="ce7" table:formula="of:=&quot;0x&quot; &amp; DEC2HEX([.B155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5]+[.D155]" office:value-type="float" office:value="904" calcext:value-type="float">
            <text:p>904</text:p>
          </table:table-cell>
          <table:table-cell table:style-name="ce7" table:formula="of:=&quot;0x&quot; &amp; DEC2HEX([.B156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llective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6]+[.D156]" office:value-type="float" office:value="905" calcext:value-type="float">
            <text:p>905</text:p>
          </table:table-cell>
          <table:table-cell table:style-name="ce7" table:formula="of:=&quot;0x&quot; &amp; DEC2HEX([.B157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nti-Torque Pedals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7]+[.D157]" office:value-type="float" office:value="906" calcext:value-type="float">
            <text:p>906</text:p>
          </table:table-cell>
          <table:table-cell table:style-name="ce7" table:formula="of:=&quot;0x&quot; &amp; DEC2HEX([.B158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ight Statu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8]+[.D158]" office:value-type="float" office:value="907" calcext:value-type="float">
            <text:p>907</text:p>
          </table:table-cell>
          <table:table-cell table:style-name="ce7" table:formula="of:=&quot;0x&quot; &amp; DEC2HEX([.B159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Fuel Pump Statu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9]+[.D159]" office:value-type="float" office:value="911" calcext:value-type="float">
            <text:p>911</text:p>
          </table:table-cell>
          <table:table-cell table:style-name="ce7" table:formula="of:=&quot;0x&quot; &amp; DEC2HEX([.B160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Fuel Valve Statu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0]+[.D160]" office:value-type="float" office:value="912" calcext:value-type="float">
            <text:p>912</text:p>
          </table:table-cell>
          <table:table-cell table:style-name="ce7" table:formula="of:=&quot;0x&quot; &amp; DEC2HEX([.B161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7" table:formula="of:=&quot;0x&quot; &amp; DEC2HEX([.B164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4]+[.D164]" office:value-type="float" office:value="1025" calcext:value-type="float">
            <text:p>1025</text:p>
          </table:table-cell>
          <table:table-cell table:style-name="ce7" table:formula="of:=&quot;0x&quot; &amp; DEC2HEX([.B165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5]+[.D165]" office:value-type="float" office:value="1026" calcext:value-type="float">
            <text:p>1026</text:p>
          </table:table-cell>
          <table:table-cell table:style-name="ce7" table:formula="of:=&quot;0x&quot; &amp; DEC2HEX([.B166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6]+[.D166]" office:value-type="float" office:value="1027" calcext:value-type="float">
            <text:p>1027</text:p>
          </table:table-cell>
          <table:table-cell table:style-name="ce7" table:formula="of:=&quot;0x&quot; &amp; DEC2HEX([.B167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7]+[.D167]" office:value-type="float" office:value="1028" calcext:value-type="float">
            <text:p>1028</text:p>
          </table:table-cell>
          <table:table-cell table:style-name="ce7" table:formula="of:=&quot;0x&quot; &amp; DEC2HEX([.B168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tatic Pressure</text:p>
          </table:table-cell>
          <table:table-cell table:style-name="ce12"/>
          <table:table-cell table:style-name="ce19" office:value-type="string" calcext:value-type="string">
            <text:p>0.001 inHg</text:p>
          </table:table-cell>
          <table:table-cell table:style-name="ce1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8]+[.D168]" office:value-type="float" office:value="1029" calcext:value-type="float">
            <text:p>1029</text:p>
          </table:table-cell>
          <table:table-cell table:style-name="ce7" table:formula="of:=&quot;0x&quot; &amp; DEC2HEX([.B169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ot Pressure</text:p>
          </table:table-cell>
          <table:table-cell table:style-name="ce12"/>
          <table:table-cell table:style-name="ce19" office:value-type="string" calcext:value-type="string">
            <text:p>0.001 inHg</text:p>
          </table:table-cell>
          <table:table-cell table:style-name="ce1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9]+[.D169]" office:value-type="float" office:value="1030" calcext:value-type="float">
            <text:p>1030</text:p>
          </table:table-cell>
          <table:table-cell table:style-name="ce7" table:formula="of:=&quot;0x&quot; &amp; DEC2HEX([.B170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otal Air Temperature</text:p>
          </table:table-cell>
          <table:table-cell table:style-name="ce1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0]+[.D170]" office:value-type="float" office:value="1031" calcext:value-type="float">
            <text:p>1031</text:p>
          </table:table-cell>
          <table:table-cell table:style-name="ce7" table:formula="of:=&quot;0x&quot; &amp; DEC2HEX([.B171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tatic Air Temperature</text:p>
          </table:table-cell>
          <table:table-cell table:style-name="ce1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1]+[.D171]" office:value-type="float" office:value="1032" calcext:value-type="float">
            <text:p>1032</text:p>
          </table:table-cell>
          <table:table-cell table:style-name="ce7" table:formula="of:=&quot;0x&quot; &amp; DEC2HEX([.B172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2]+[.D172]" office:value-type="float" office:value="1033" calcext:value-type="float">
            <text:p>1033</text:p>
          </table:table-cell>
          <table:table-cell table:style-name="ce7" table:formula="of:=&quot;0x&quot; &amp; DEC2HEX([.B173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3]+[.D173]" office:value-type="float" office:value="1034" calcext:value-type="float">
            <text:p>1034</text:p>
          </table:table-cell>
          <table:table-cell table:style-name="ce7" table:formula="of:=&quot;0x&quot; &amp; DEC2HEX([.B174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ind Speed</text:p>
          </table:table-cell>
          <table:table-cell table:style-name="ce1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4]+[.D174]" office:value-type="float" office:value="1035" calcext:value-type="float">
            <text:p>1035</text:p>
          </table:table-cell>
          <table:table-cell table:style-name="ce7" table:formula="of:=&quot;0x&quot; &amp; DEC2HEX([.B175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ind Direction</text:p>
          </table:table-cell>
          <table:table-cell table:style-name="ce1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style-name="ce12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7" table:formula="of:=&quot;0x&quot; &amp; DEC2HEX([.B179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Identifier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CHAR[4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9]+[.D179]" office:value-type="float" office:value="1153" calcext:value-type="float">
            <text:p>1153</text:p>
          </table:table-cell>
          <table:table-cell table:style-name="ce7" table:formula="of:=&quot;0x&quot; &amp; DEC2HEX([.B180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0]+[.D180]" office:value-type="float" office:value="1154" calcext:value-type="float">
            <text:p>1154</text:p>
          </table:table-cell>
          <table:table-cell table:style-name="ce7" table:formula="of:=&quot;0x&quot; &amp; DEC2HEX([.B181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1]+[.D181]" office:value-type="float" office:value="1155" calcext:value-type="float">
            <text:p>1155</text:p>
          </table:table-cell>
          <table:table-cell table:style-name="ce7" table:formula="of:=&quot;0x&quot; &amp; DEC2HEX([.B182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2]+[.D182]" office:value-type="float" office:value="1156" calcext:value-type="float">
            <text:p>1156</text:p>
          </table:table-cell>
          <table:table-cell table:style-name="ce7" table:formula="of:=&quot;0x&quot; &amp; DEC2HEX([.B183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ETA</text:p>
          </table:table-cell>
          <table:table-cell table:style-name="ce1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3]+[.D183]" office:value-type="float" office:value="1157" calcext:value-type="float">
            <text:p>1157</text:p>
          </table:table-cell>
          <table:table-cell table:style-name="ce7" table:formula="of:=&quot;0x&quot; &amp; DEC2HEX([.B184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ETE</text:p>
          </table:table-cell>
          <table:table-cell table:style-name="ce12" office:value-type="string" calcext:value-type="string">
            <text:p>Hour, Min, Sec</text:p>
          </table:table-cell>
          <table:table-cell table:style-name="ce19"/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4]+[.D184]" office:value-type="float" office:value="1158" calcext:value-type="float">
            <text:p>1158</text:p>
          </table:table-cell>
          <table:table-cell table:style-name="ce7" table:formula="of:=&quot;0x&quot; &amp; DEC2HEX([.B185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Identifier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CHAR[4]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5]+[.D185]" office:value-type="float" office:value="1159" calcext:value-type="float">
            <text:p>1159</text:p>
          </table:table-cell>
          <table:table-cell table:style-name="ce7" table:formula="of:=&quot;0x&quot; &amp; DEC2HEX([.B186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6]+[.D186]" office:value-type="float" office:value="1160" calcext:value-type="float">
            <text:p>1160</text:p>
          </table:table-cell>
          <table:table-cell table:style-name="ce7" table:formula="of:=&quot;0x&quot; &amp; DEC2HEX([.B187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7]+[.D187]" office:value-type="float" office:value="1161" calcext:value-type="float">
            <text:p>1161</text:p>
          </table:table-cell>
          <table:table-cell table:style-name="ce7" table:formula="of:=&quot;0x&quot; &amp; DEC2HEX([.B188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Waypoin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8]+[.D188]" office:value-type="float" office:value="1162" calcext:value-type="float">
            <text:p>1162</text:p>
          </table:table-cell>
          <table:table-cell table:style-name="ce7" table:formula="of:=&quot;0x&quot; &amp; DEC2HEX([.B189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ETA</text:p>
          </table:table-cell>
          <table:table-cell table:style-name="ce1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9]+[.D189]" office:value-type="float" office:value="1163" calcext:value-type="float">
            <text:p>1163</text:p>
          </table:table-cell>
          <table:table-cell table:style-name="ce7" table:formula="of:=&quot;0x&quot; &amp; DEC2HEX([.B190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ETE</text:p>
          </table:table-cell>
          <table:table-cell table:style-name="ce12" office:value-type="string" calcext:value-type="string">
            <text:p>Hour, Min, Sec</text:p>
          </table:table-cell>
          <table:table-cell table:style-name="ce19"/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0]+[.D190]" office:value-type="float" office:value="1164" calcext:value-type="float">
            <text:p>1164</text:p>
          </table:table-cell>
          <table:table-cell table:style-name="ce7" table:formula="of:=&quot;0x&quot; &amp; DEC2HEX([.B191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, Distance To</text:p>
          </table:table-cell>
          <table:table-cell table:style-name="ce12"/>
          <table:table-cell table:style-name="ce19" office:value-type="string" calcext:value-type="string">
            <text:p>nm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1]+[.D191]" office:value-type="float" office:value="1165" calcext:value-type="float">
            <text:p>1165</text:p>
          </table:table-cell>
          <table:table-cell table:style-name="ce7" table:formula="of:=&quot;0x&quot; &amp; DEC2HEX([.B192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Waypoin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2]+[.D192]" office:value-type="float" office:value="1166" calcext:value-type="float">
            <text:p>1166</text:p>
          </table:table-cell>
          <table:table-cell table:style-name="ce7" table:formula="of:=&quot;0x&quot; &amp; DEC2HEX([.B193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inimum Flight Level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3]+[.D193]" office:value-type="float" office:value="1167" calcext:value-type="float">
            <text:p>1167</text:p>
          </table:table-cell>
          <table:table-cell table:style-name="ce7" table:formula="of:=&quot;0x&quot; &amp; DEC2HEX([.B194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inimum Radar Level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4]+[.D194]" office:value-type="float" office:value="1168" calcext:value-type="float">
            <text:p>1168</text:p>
          </table:table-cell>
          <table:table-cell table:style-name="ce7" table:formula="of:=&quot;0x&quot; &amp; DEC2HEX([.B195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Waypoin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5]+[.D195]" office:value-type="float" office:value="1169" calcext:value-type="float">
            <text:p>1169</text:p>
          </table:table-cell>
          <table:table-cell table:style-name="ce7" table:formula="of:=&quot;0x&quot; &amp; DEC2HEX([.B196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aximum Flight Level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6]+[.D196]" office:value-type="float" office:value="1170" calcext:value-type="float">
            <text:p>1170</text:p>
          </table:table-cell>
          <table:table-cell table:style-name="ce7" table:formula="of:=&quot;0x&quot; &amp; DEC2HEX([.B197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aximum Radar Level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7]+[.D197]" office:value-type="float" office:value="1171" calcext:value-type="float">
            <text:p>1171</text:p>
          </table:table-cell>
          <table:table-cell table:style-name="ce7" table:formula="of:=&quot;0x&quot; &amp; DEC2HEX([.B198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Waypoin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8]+[.D198]" office:value-type="float" office:value="1172" calcext:value-type="float">
            <text:p>1172</text:p>
          </table:table-cell>
          <table:table-cell table:style-name="ce7" table:formula="of:=&quot;0x&quot; &amp; DEC2HEX([.B199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Reserved</text:p>
          </table:table-cell>
          <table:table-cell table:style-name="ce12"/>
          <table:table-cell table:style-name="ce19"/>
          <table:table-cell table:style-name="ce12" table:number-columns-repeated="2"/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9]+[.D199]" office:value-type="float" office:value="1173" calcext:value-type="float">
            <text:p>1173</text:p>
          </table:table-cell>
          <table:table-cell table:style-name="ce7" table:formula="of:=&quot;0x&quot; &amp; DEC2HEX([.B200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Identifier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CHAR[4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0]+[.D200]" office:value-type="float" office:value="1174" calcext:value-type="float">
            <text:p>1174</text:p>
          </table:table-cell>
          <table:table-cell table:style-name="ce7" table:formula="of:=&quot;0x&quot; &amp; DEC2HEX([.B201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1]+[.D201]" office:value-type="float" office:value="1175" calcext:value-type="float">
            <text:p>1175</text:p>
          </table:table-cell>
          <table:table-cell table:style-name="ce7" table:formula="of:=&quot;0x&quot; &amp; DEC2HEX([.B202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2]+[.D202]" office:value-type="float" office:value="1176" calcext:value-type="float">
            <text:p>1176</text:p>
          </table:table-cell>
          <table:table-cell table:style-name="ce7" table:formula="of:=&quot;0x&quot; &amp; DEC2HEX([.B203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3]+[.D203]" office:value-type="float" office:value="1177" calcext:value-type="float">
            <text:p>1177</text:p>
          </table:table-cell>
          <table:table-cell table:style-name="ce7" table:formula="of:=&quot;0x&quot; &amp; DEC2HEX([.B204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ETA</text:p>
          </table:table-cell>
          <table:table-cell table:style-name="ce1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4]+[.D204]" office:value-type="float" office:value="1178" calcext:value-type="float">
            <text:p>1178</text:p>
          </table:table-cell>
          <table:table-cell table:style-name="ce7" table:formula="of:=&quot;0x&quot; &amp; DEC2HEX([.B205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ETE</text:p>
          </table:table-cell>
          <table:table-cell table:style-name="ce12" office:value-type="string" calcext:value-type="string">
            <text:p>Hour, Min, Sec</text:p>
          </table:table-cell>
          <table:table-cell table:style-name="ce19"/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5]+[.D205]" office:value-type="float" office:value="1179" calcext:value-type="float">
            <text:p>1179</text:p>
          </table:table-cell>
          <table:table-cell table:style-name="ce7" table:formula="of:=&quot;0x&quot; &amp; DEC2HEX([.B206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ack Error Angle</text:p>
          </table:table-cell>
          <table:table-cell table:style-name="ce12"/>
          <table:table-cell table:style-name="ce19" office:value-type="string" calcext:value-type="string">
            <text:p>°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6]+[.D206]" office:value-type="float" office:value="1180" calcext:value-type="float">
            <text:p>1180</text:p>
          </table:table-cell>
          <table:table-cell table:style-name="ce7" table:formula="of:=&quot;0x&quot; &amp; DEC2HEX([.B207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9"/>
          <table:table-cell table:style-name="ce12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7]+[.D207]" office:value-type="float" office:value="1216" calcext:value-type="float">
            <text:p>1216</text:p>
          </table:table-cell>
          <table:table-cell table:style-name="ce7" table:formula="of:=&quot;0x&quot; &amp; DEC2HEX([.B208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VHF Com Frequency</text:p>
          </table:table-cell>
          <table:table-cell table:style-name="ce12"/>
          <table:table-cell table:style-name="ce19" office:value-type="string" calcext:value-type="string">
            <text:p>0.01 MHz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8]+[.D208]" office:value-type="float" office:value="1220" calcext:value-type="float">
            <text:p>1220</text:p>
          </table:table-cell>
          <table:table-cell table:style-name="ce7" table:formula="of:=&quot;0x&quot; &amp; DEC2HEX([.B209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VOR/ILS Frequency</text:p>
          </table:table-cell>
          <table:table-cell table:style-name="ce1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0=Current, 1=Standby, &gt;1 = Memory Locations</text:p>
          </table:table-cell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9]+[.D208]" office:value-type="float" office:value="1224" calcext:value-type="float">
            <text:p>1224</text:p>
          </table:table-cell>
          <table:table-cell table:style-name="ce7" table:formula="of:=&quot;0x&quot; &amp; DEC2HEX([.B210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4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0]+[.D210]" office:value-type="float" office:value="1228" calcext:value-type="float">
            <text:p>1228</text:p>
          </table:table-cell>
          <table:table-cell table:style-name="ce7" table:formula="of:=&quot;0x&quot; &amp; DEC2HEX([.B211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Actual VOR Radial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1]+[.D209]" office:value-type="float" office:value="1232" calcext:value-type="float">
            <text:p>1232</text:p>
          </table:table-cell>
          <table:table-cell table:style-name="ce7" table:formula="of:=&quot;0x&quot; &amp; DEC2HEX([.B212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Selected VOR Radial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2]+[.D210]" office:value-type="float" office:value="1236" calcext:value-type="float">
            <text:p>1236</text:p>
          </table:table-cell>
          <table:table-cell table:style-name="ce7" table:formula="of:=&quot;0x&quot; &amp; DEC2HEX([.B213])" office:value-type="string" office:string-value="0x4D4" calcext:value-type="string">
            <text:p>0x4D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ansponder Code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SHORT[4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 table:number-rows-repeated="2">
          <table:table-cell/>
          <table:table-cell table:style-name="ce7"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7" table:formula="of:=&quot;0x&quot; &amp; DEC2HEX([.B219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ylinder Head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7" table:formula="of:=[.B219]+[.D219]" office:value-type="float" office:value="1282" calcext:value-type="float">
            <text:p>1282</text:p>
          </table:table-cell>
          <table:table-cell table:style-name="ce7" table:formula="of:=&quot;0x&quot; &amp; DEC2HEX([.B220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xhaust Gas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7" table:formula="of:=[.B220]+[.D220]" office:value-type="float" office:value="1284" calcext:value-type="float">
            <text:p>1284</text:p>
          </table:table-cell>
          <table:table-cell table:style-name="ce7" table:formula="of:=&quot;0x&quot; &amp; DEC2HEX([.B221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ylinder Head Temp. Rate of Change</text:p>
          </table:table-cell>
          <table:table-cell table:style-name="ce12"/>
          <table:table-cell table:style-name="ce19" office:value-type="string" calcext:value-type="string">
            <text:p>0.1°C/Min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7" table:formula="of:=[.B221]+[.D221]" office:value-type="float" office:value="1286" calcext:value-type="float">
            <text:p>1286</text:p>
          </table:table-cell>
          <table:table-cell table:style-name="ce7" table:formula="of:=&quot;0x&quot; &amp; DEC2HEX([.B222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ylinder Head Temp. Deviation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7" table:formula="of:=[.B222]+[.D222]" office:value-type="float" office:value="1288" calcext:value-type="float">
            <text:p>1288</text:p>
          </table:table-cell>
          <table:table-cell table:style-name="ce7" table:formula="of:=&quot;0x&quot; &amp; DEC2HEX([.B223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xhaust Gas Temp. <text:s/>Rate of Change</text:p>
          </table:table-cell>
          <table:table-cell table:style-name="ce12"/>
          <table:table-cell table:style-name="ce19" office:value-type="string" calcext:value-type="string">
            <text:p>0.1°C/Min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7" table:formula="of:=[.B223]+[.D223]" office:value-type="float" office:value="1290" calcext:value-type="float">
            <text:p>1290</text:p>
          </table:table-cell>
          <table:table-cell table:style-name="ce7" table:formula="of:=&quot;0x&quot; &amp; DEC2HEX([.B224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xhaust Gas Temp. Deviation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7" table:formula="of:=[.B224]+[.D224]" office:value-type="float" office:value="1292" calcext:value-type="float">
            <text:p>1292</text:p>
          </table:table-cell>
          <table:table-cell table:style-name="ce7" table:formula="of:=&quot;0x&quot; &amp; DEC2HEX([.B225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arburetor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7" table:formula="of:=[.B225]+[.D225]" office:value-type="float" office:value="1294" calcext:value-type="float">
            <text:p>1294</text:p>
          </table:table-cell>
          <table:table-cell table:style-name="ce7" table:formula="of:=&quot;0x&quot; &amp; DEC2HEX([.B226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Electrical Bus Voltage</text:p>
          </table:table-cell>
          <table:table-cell table:style-name="ce12"/>
          <table:table-cell table:style-name="ce19" office:value-type="string" calcext:value-type="string">
            <text:p>0.1 V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7" table:formula="of:=[.B226]+[.D226]" office:value-type="float" office:value="1298" calcext:value-type="float">
            <text:p>1298</text:p>
          </table:table-cell>
          <table:table-cell table:style-name="ce7" table:formula="of:=&quot;0x&quot; &amp; DEC2HEX([.B227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Electrical Bus Current</text:p>
          </table:table-cell>
          <table:table-cell table:style-name="ce12"/>
          <table:table-cell table:style-name="ce19" office:value-type="string" calcext:value-type="string">
            <text:p>0.1 A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7" table:formula="of:=[.B227]+[.D227]" office:value-type="float" office:value="1302" calcext:value-type="float">
            <text:p>1302</text:p>
          </table:table-cell>
          <table:table-cell table:style-name="ce7" table:formula="of:=&quot;0x&quot; &amp; DEC2HEX([.B228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Generator / Alternator Voltage</text:p>
          </table:table-cell>
          <table:table-cell table:style-name="ce12"/>
          <table:table-cell table:style-name="ce19" office:value-type="string" calcext:value-type="string">
            <text:p>0.1 V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7" table:formula="of:=[.B228]+[.D228]" office:value-type="float" office:value="1306" calcext:value-type="float">
            <text:p>1306</text:p>
          </table:table-cell>
          <table:table-cell table:style-name="ce7" table:formula="of:=&quot;0x&quot; &amp; DEC2HEX([.B229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Generator / Alternator Current</text:p>
          </table:table-cell>
          <table:table-cell table:style-name="ce12"/>
          <table:table-cell table:style-name="ce19" office:value-type="string" calcext:value-type="string">
            <text:p>0.1 A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7" table:formula="of:=[.B229]+[.D229]" office:value-type="float" office:value="1310" calcext:value-type="float">
            <text:p>1310</text:p>
          </table:table-cell>
          <table:table-cell table:style-name="ce7" table:formula="of:=&quot;0x&quot; &amp; DEC2HEX([.B230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ngine Power</text:p>
          </table:table-cell>
          <table:table-cell table:style-name="ce12"/>
          <table:table-cell table:style-name="ce19" office:value-type="string" calcext:value-type="string">
            <text:p>0.1%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7" table:formula="of:=[.B230]+[.D230]" office:value-type="float" office:value="1312" calcext:value-type="float">
            <text:p>1312</text:p>
          </table:table-cell>
          <table:table-cell table:style-name="ce7" table:formula="of:=&quot;0x&quot; &amp; DEC2HEX([.B231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1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7" table:formula="of:=[.B231]+[.D231]" office:value-type="float" office:value="1314" calcext:value-type="float">
            <text:p>1314</text:p>
          </table:table-cell>
          <table:table-cell table:style-name="ce7" table:formula="of:=&quot;0x&quot; &amp; DEC2HEX([.B232])" office:value-type="string" office:string-value="0x522" calcext:value-type="string">
            <text:p>0x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Engine Time (Tach)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1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style-name="Default" table:number-columns-repeated="15"/>
          <table:table-cell office:value-type="string" calcext:value-type="string">
            <text:p>TACHTM</text:p>
          </table:table-cell>
        </table:table-row>
        <table:table-row table:style-name="ro3">
          <table:table-cell/>
          <table:table-cell table:style-name="ce7" table:formula="of:=[.B232]+[.D233]" office:value-type="float" office:value="1316" calcext:value-type="float">
            <text:p>1316</text:p>
          </table:table-cell>
          <table:table-cell table:style-name="ce7" table:formula="of:=&quot;0x&quot; &amp; DEC2HEX([.B233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Speed</text:p>
          </table:table-cell>
          <table:table-cell table:style-name="ce12"/>
          <table:table-cell table:style-name="ce19" office:value-type="string" calcext:value-type="string">
            <text:p>RPM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3]+[.D234]" office:value-type="float" office:value="1318" calcext:value-type="float">
            <text:p>1318</text:p>
          </table:table-cell>
          <table:table-cell table:style-name="ce7" table:formula="of:=&quot;0x&quot; &amp; DEC2HEX([.B234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Press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4]+[.D235]" office:value-type="float" office:value="1320" calcext:value-type="float">
            <text:p>1320</text:p>
          </table:table-cell>
          <table:table-cell table:style-name="ce7" table:formula="of:=&quot;0x&quot; &amp; DEC2HEX([.B235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5]+[.D236]" office:value-type="float" office:value="1322" calcext:value-type="float">
            <text:p>1322</text:p>
          </table:table-cell>
          <table:table-cell table:style-name="ce7" table:formula="of:=&quot;0x&quot; &amp; DEC2HEX([.B236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6]+[.D237]" office:value-type="float" office:value="1324" calcext:value-type="float">
            <text:p>1324</text:p>
          </table:table-cell>
          <table:table-cell table:style-name="ce7" table:formula="of:=&quot;0x&quot; &amp; DEC2HEX([.B237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Press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7]+[.D238]" office:value-type="float" office:value="1326" calcext:value-type="float">
            <text:p>1326</text:p>
          </table:table-cell>
          <table:table-cell table:style-name="ce7" table:formula="of:=&quot;0x&quot; &amp; DEC2HEX([.B238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Temperat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8]+[.D239]" office:value-type="float" office:value="1328" calcext:value-type="float">
            <text:p>1328</text:p>
          </table:table-cell>
          <table:table-cell table:style-name="ce7" table:formula="of:=&quot;0x&quot; &amp; DEC2HEX([.B239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9]+[.D240]" office:value-type="float" office:value="1330" calcext:value-type="float">
            <text:p>1330</text:p>
          </table:table-cell>
          <table:table-cell table:style-name="ce7" table:formula="of:=&quot;0x&quot; &amp; DEC2HEX([.B240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0]+[.D241]" office:value-type="float" office:value="1332" calcext:value-type="float">
            <text:p>1332</text:p>
          </table:table-cell>
          <table:table-cell table:style-name="ce7" table:formula="of:=&quot;0x&quot; &amp; DEC2HEX([.B241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1]+[.D242]" office:value-type="float" office:value="1334" calcext:value-type="float">
            <text:p>1334</text:p>
          </table:table-cell>
          <table:table-cell table:style-name="ce7" table:formula="of:=&quot;0x&quot; &amp; DEC2HEX([.B242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Quantity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2]+[.D243]" office:value-type="float" office:value="1336" calcext:value-type="float">
            <text:p>1336</text:p>
          </table:table-cell>
          <table:table-cell table:style-name="ce7" table:formula="of:=&quot;0x&quot; &amp; DEC2HEX([.B243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3]+[.D244]" office:value-type="float" office:value="1338" calcext:value-type="float">
            <text:p>1338</text:p>
          </table:table-cell>
          <table:table-cell table:style-name="ce7" table:formula="of:=&quot;0x&quot; &amp; DEC2HEX([.B244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4]+[.D245]" office:value-type="float" office:value="1340" calcext:value-type="float">
            <text:p>1340</text:p>
          </table:table-cell>
          <table:table-cell table:style-name="ce7" table:formula="of:=&quot;0x&quot; &amp; DEC2HEX([.B245])" office:value-type="string" office:string-value="0x53C" calcext:value-type="string">
            <text:p>0x53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Fluid Quantity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5]+[.D246]" office:value-type="float" office:value="1344" calcext:value-type="float">
            <text:p>1344</text:p>
          </table:table-cell>
          <table:table-cell table:style-name="ce7" table:formula="of:=&quot;0x&quot; &amp; DEC2HEX([.B246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Tire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6]+[.D247]" office:value-type="float" office:value="1348" calcext:value-type="float">
            <text:p>1348</text:p>
          </table:table-cell>
          <table:table-cell table:style-name="ce7" table:formula="of:=&quot;0x&quot; &amp; DEC2HEX([.B247])" office:value-type="string" office:string-value="0x544" calcext:value-type="string">
            <text:p>0x54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Strut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7]+[.D248]" office:value-type="float" office:value="1349" calcext:value-type="float">
            <text:p>1349</text:p>
          </table:table-cell>
          <table:table-cell table:style-name="ce7" table:formula="of:=&quot;0x&quot; &amp; DEC2HEX([.B248])" office:value-type="string" office:string-value="0x545" calcext:value-type="string">
            <text:p>0x54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1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7" table:formula="of:=&quot;0x&quot; &amp; DEC2HEX([.B251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12"/>
          <table:table-cell table:style-name="ce12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7" table:formula="of:=[.B251]+[.D251]" office:value-type="float" office:value="1409" calcext:value-type="float">
            <text:p>1409</text:p>
          </table:table-cell>
          <table:table-cell table:style-name="ce7" table:formula="of:=&quot;0x&quot; &amp; DEC2HEX([.B252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Year, Month, Day</text:p>
          </table:table-cell>
          <table:table-cell table:style-name="ce19"/>
          <table:table-cell table:style-name="ce12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7" table:formula="of:=[.B252]+[.D252]" office:value-type="float" office:value="1410" calcext:value-type="float">
            <text:p>1410</text:p>
          </table:table-cell>
          <table:table-cell table:style-name="ce7" table:formula="of:=&quot;0x&quot; &amp; DEC2HEX([.B253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53]+[.D253]" office:value-type="float" office:value="1411" calcext:value-type="float">
            <text:p>1411</text:p>
          </table:table-cell>
          <table:table-cell table:style-name="ce7" table:formula="of:=&quot;0x&quot; &amp; DEC2HEX([.B254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abin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4]+[.D254]" office:value-type="float" office:value="1412" calcext:value-type="float">
            <text:p>1412</text:p>
          </table:table-cell>
          <table:table-cell table:style-name="ce7" table:formula="of:=&quot;0x&quot; &amp; DEC2HEX([.B255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12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5]+[.D255]" office:value-type="float" office:value="1413" calcext:value-type="float">
            <text:p>1413</text:p>
          </table:table-cell>
          <table:table-cell table:style-name="ce7" table:formula="of:=&quot;0x&quot; &amp; DEC2HEX([.B256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1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6]+[.D256]" office:value-type="float" office:value="1414" calcext:value-type="float">
            <text:p>1414</text:p>
          </table:table-cell>
          <table:table-cell table:style-name="ce7" table:formula="of:=&quot;0x&quot; &amp; DEC2HEX([.B257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ateral Center of Gravity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7]+[.D257]" office:value-type="float" office:value="1415" calcext:value-type="float">
            <text:p>1415</text:p>
          </table:table-cell>
          <table:table-cell table:style-name="ce7" table:formula="of:=&quot;0x&quot; &amp; DEC2HEX([.B258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>
          <table:table-cell/>
          <table:table-cell table:style-name="ce7" table:formula="of:=[.B258]+[.D258]" office:value-type="float" office:value="1416" calcext:value-type="float">
            <text:p>1416</text:p>
          </table:table-cell>
          <table:table-cell table:style-name="ce7" table:formula="of:=&quot;0x&quot; &amp; DEC2HEX([.B259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 table:number-rows-repeated="4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200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3" table:default-cell-style-name="ce12"/>
        <table:table-column table:style-name="co24" table:default-cell-style-name="ce12"/>
        <table:table-column table:style-name="co22" table:default-cell-style-name="Default"/>
        <table:table-column table:style-name="co22" table:default-cell-style-name="ce16"/>
        <table:table-column table:style-name="co22" table:default-cell-style-name="Default"/>
        <table:table-column table:style-name="co22" table:default-cell-style-name="ce16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760 (0x6E0)" calcext:value-type="string">
            <text:p>1760 (0x6E0)</text:p>
          </table:table-cell>
          <table:table-cell table:formula="of:=[.F2]&amp;&quot; (0x&quot;&amp;[.G2]&amp;&quot;)&quot;" office:value-type="string" office:string-value="1761 (0x6E1)" calcext:value-type="string">
            <text:p>1761 (0x6E1)</text:p>
          </table:table-cell>
          <table:table-cell table:formula="of:=[Groups.D16]" office:value-type="float" office:value="1760" calcext:value-type="float">
            <text:p>1760</text:p>
          </table:table-cell>
          <table:table-cell table:formula="of:=DEC2HEX([.D2])" office:value-type="string" office:string-value="6E0" calcext:value-type="string">
            <text:p>6E0</text:p>
          </table:table-cell>
          <table:table-cell table:formula="of:=[.D2]+1" office:value-type="float" office:value="1761" calcext:value-type="float">
            <text:p>1761</text:p>
          </table:table-cell>
          <table:table-cell table:formula="of:=DEC2HEX([.F2])" office:value-type="string" office:string-value="6E1" calcext:value-type="string">
            <text:p>6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762 (0x6E2)" calcext:value-type="string">
            <text:p>1762 (0x6E2)</text:p>
          </table:table-cell>
          <table:table-cell table:formula="of:=[.F3]&amp;&quot; (0x&quot;&amp;[.G3]&amp;&quot;)&quot;" office:value-type="string" office:string-value="1763 (0x6E3)" calcext:value-type="string">
            <text:p>1763 (0x6E3)</text:p>
          </table:table-cell>
          <table:table-cell table:formula="of:=[.D2]+2" office:value-type="float" office:value="1762" calcext:value-type="float">
            <text:p>1762</text:p>
          </table:table-cell>
          <table:table-cell table:formula="of:=DEC2HEX([.D3])" office:value-type="string" office:string-value="6E2" calcext:value-type="string">
            <text:p>6E2</text:p>
          </table:table-cell>
          <table:table-cell table:formula="of:=[.F2]+2" office:value-type="float" office:value="1763" calcext:value-type="float">
            <text:p>1763</text:p>
          </table:table-cell>
          <table:table-cell table:formula="of:=DEC2HEX([.F3])" office:value-type="string" office:string-value="6E3" calcext:value-type="string">
            <text:p>6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64 (0x6E4)" calcext:value-type="string">
            <text:p>1764 (0x6E4)</text:p>
          </table:table-cell>
          <table:table-cell table:formula="of:=[.F4]&amp;&quot; (0x&quot;&amp;[.G4]&amp;&quot;)&quot;" office:value-type="string" office:string-value="1765 (0x6E5)" calcext:value-type="string">
            <text:p>1765 (0x6E5)</text:p>
          </table:table-cell>
          <table:table-cell table:formula="of:=[.D3]+2" office:value-type="float" office:value="1764" calcext:value-type="float">
            <text:p>1764</text:p>
          </table:table-cell>
          <table:table-cell table:formula="of:=DEC2HEX([.D4])" office:value-type="string" office:string-value="6E4" calcext:value-type="string">
            <text:p>6E4</text:p>
          </table:table-cell>
          <table:table-cell table:formula="of:=[.F3]+2" office:value-type="float" office:value="1765" calcext:value-type="float">
            <text:p>1765</text:p>
          </table:table-cell>
          <table:table-cell table:formula="of:=DEC2HEX([.F4])" office:value-type="string" office:string-value="6E5" calcext:value-type="string">
            <text:p>6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66 (0x6E6)" calcext:value-type="string">
            <text:p>1766 (0x6E6)</text:p>
          </table:table-cell>
          <table:table-cell table:formula="of:=[.F5]&amp;&quot; (0x&quot;&amp;[.G5]&amp;&quot;)&quot;" office:value-type="string" office:string-value="1767 (0x6E7)" calcext:value-type="string">
            <text:p>1767 (0x6E7)</text:p>
          </table:table-cell>
          <table:table-cell table:formula="of:=[.D4]+2" office:value-type="float" office:value="1766" calcext:value-type="float">
            <text:p>1766</text:p>
          </table:table-cell>
          <table:table-cell table:formula="of:=DEC2HEX([.D5])" office:value-type="string" office:string-value="6E6" calcext:value-type="string">
            <text:p>6E6</text:p>
          </table:table-cell>
          <table:table-cell table:formula="of:=[.F4]+2" office:value-type="float" office:value="1767" calcext:value-type="float">
            <text:p>1767</text:p>
          </table:table-cell>
          <table:table-cell table:formula="of:=DEC2HEX([.F5])" office:value-type="string" office:string-value="6E7" calcext:value-type="string">
            <text:p>6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68 (0x6E8)" calcext:value-type="string">
            <text:p>1768 (0x6E8)</text:p>
          </table:table-cell>
          <table:table-cell table:formula="of:=[.F6]&amp;&quot; (0x&quot;&amp;[.G6]&amp;&quot;)&quot;" office:value-type="string" office:string-value="1769 (0x6E9)" calcext:value-type="string">
            <text:p>1769 (0x6E9)</text:p>
          </table:table-cell>
          <table:table-cell table:formula="of:=[.D5]+2" office:value-type="float" office:value="1768" calcext:value-type="float">
            <text:p>1768</text:p>
          </table:table-cell>
          <table:table-cell table:formula="of:=DEC2HEX([.D6])" office:value-type="string" office:string-value="6E8" calcext:value-type="string">
            <text:p>6E8</text:p>
          </table:table-cell>
          <table:table-cell table:formula="of:=[.F5]+2" office:value-type="float" office:value="1769" calcext:value-type="float">
            <text:p>1769</text:p>
          </table:table-cell>
          <table:table-cell table:formula="of:=DEC2HEX([.F6])" office:value-type="string" office:string-value="6E9" calcext:value-type="string">
            <text:p>6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70 (0x6EA)" calcext:value-type="string">
            <text:p>1770 (0x6EA)</text:p>
          </table:table-cell>
          <table:table-cell table:formula="of:=[.F7]&amp;&quot; (0x&quot;&amp;[.G7]&amp;&quot;)&quot;" office:value-type="string" office:string-value="1771 (0x6EB)" calcext:value-type="string">
            <text:p>1771 (0x6EB)</text:p>
          </table:table-cell>
          <table:table-cell table:formula="of:=[.D6]+2" office:value-type="float" office:value="1770" calcext:value-type="float">
            <text:p>1770</text:p>
          </table:table-cell>
          <table:table-cell table:formula="of:=DEC2HEX([.D7])" office:value-type="string" office:string-value="6EA" calcext:value-type="string">
            <text:p>6EA</text:p>
          </table:table-cell>
          <table:table-cell table:formula="of:=[.F6]+2" office:value-type="float" office:value="1771" calcext:value-type="float">
            <text:p>1771</text:p>
          </table:table-cell>
          <table:table-cell table:formula="of:=DEC2HEX([.F7])" office:value-type="string" office:string-value="6EB" calcext:value-type="string">
            <text:p>6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72 (0x6EC)" calcext:value-type="string">
            <text:p>1772 (0x6EC)</text:p>
          </table:table-cell>
          <table:table-cell table:formula="of:=[.F8]&amp;&quot; (0x&quot;&amp;[.G8]&amp;&quot;)&quot;" office:value-type="string" office:string-value="1773 (0x6ED)" calcext:value-type="string">
            <text:p>1773 (0x6ED)</text:p>
          </table:table-cell>
          <table:table-cell table:formula="of:=[.D7]+2" office:value-type="float" office:value="1772" calcext:value-type="float">
            <text:p>1772</text:p>
          </table:table-cell>
          <table:table-cell table:formula="of:=DEC2HEX([.D8])" office:value-type="string" office:string-value="6EC" calcext:value-type="string">
            <text:p>6EC</text:p>
          </table:table-cell>
          <table:table-cell table:formula="of:=[.F7]+2" office:value-type="float" office:value="1773" calcext:value-type="float">
            <text:p>1773</text:p>
          </table:table-cell>
          <table:table-cell table:formula="of:=DEC2HEX([.F8])" office:value-type="string" office:string-value="6ED" calcext:value-type="string">
            <text:p>6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74 (0x6EE)" calcext:value-type="string">
            <text:p>1774 (0x6EE)</text:p>
          </table:table-cell>
          <table:table-cell table:formula="of:=[.F9]&amp;&quot; (0x&quot;&amp;[.G9]&amp;&quot;)&quot;" office:value-type="string" office:string-value="1775 (0x6EF)" calcext:value-type="string">
            <text:p>1775 (0x6EF)</text:p>
          </table:table-cell>
          <table:table-cell table:formula="of:=[.D8]+2" office:value-type="float" office:value="1774" calcext:value-type="float">
            <text:p>1774</text:p>
          </table:table-cell>
          <table:table-cell table:formula="of:=DEC2HEX([.D9])" office:value-type="string" office:string-value="6EE" calcext:value-type="string">
            <text:p>6EE</text:p>
          </table:table-cell>
          <table:table-cell table:formula="of:=[.F8]+2" office:value-type="float" office:value="1775" calcext:value-type="float">
            <text:p>1775</text:p>
          </table:table-cell>
          <table:table-cell table:formula="of:=DEC2HEX([.F9])" office:value-type="string" office:string-value="6EF" calcext:value-type="string">
            <text:p>6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76 (0x6F0)" calcext:value-type="string">
            <text:p>1776 (0x6F0)</text:p>
          </table:table-cell>
          <table:table-cell table:formula="of:=[.F10]&amp;&quot; (0x&quot;&amp;[.G10]&amp;&quot;)&quot;" office:value-type="string" office:string-value="1777 (0x6F1)" calcext:value-type="string">
            <text:p>1777 (0x6F1)</text:p>
          </table:table-cell>
          <table:table-cell table:formula="of:=[.D9]+2" office:value-type="float" office:value="1776" calcext:value-type="float">
            <text:p>1776</text:p>
          </table:table-cell>
          <table:table-cell table:formula="of:=DEC2HEX([.D10])" office:value-type="string" office:string-value="6F0" calcext:value-type="string">
            <text:p>6F0</text:p>
          </table:table-cell>
          <table:table-cell table:formula="of:=[.F9]+2" office:value-type="float" office:value="1777" calcext:value-type="float">
            <text:p>1777</text:p>
          </table:table-cell>
          <table:table-cell table:formula="of:=DEC2HEX([.F10])" office:value-type="string" office:string-value="6F1" calcext:value-type="string">
            <text:p>6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78 (0x6F2)" calcext:value-type="string">
            <text:p>1778 (0x6F2)</text:p>
          </table:table-cell>
          <table:table-cell table:formula="of:=[.F11]&amp;&quot; (0x&quot;&amp;[.G11]&amp;&quot;)&quot;" office:value-type="string" office:string-value="1779 (0x6F3)" calcext:value-type="string">
            <text:p>1779 (0x6F3)</text:p>
          </table:table-cell>
          <table:table-cell table:formula="of:=[.D10]+2" office:value-type="float" office:value="1778" calcext:value-type="float">
            <text:p>1778</text:p>
          </table:table-cell>
          <table:table-cell table:formula="of:=DEC2HEX([.D11])" office:value-type="string" office:string-value="6F2" calcext:value-type="string">
            <text:p>6F2</text:p>
          </table:table-cell>
          <table:table-cell table:formula="of:=[.F10]+2" office:value-type="float" office:value="1779" calcext:value-type="float">
            <text:p>1779</text:p>
          </table:table-cell>
          <table:table-cell table:formula="of:=DEC2HEX([.F11])" office:value-type="string" office:string-value="6F3" calcext:value-type="string">
            <text:p>6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80 (0x6F4)" calcext:value-type="string">
            <text:p>1780 (0x6F4)</text:p>
          </table:table-cell>
          <table:table-cell table:formula="of:=[.F12]&amp;&quot; (0x&quot;&amp;[.G12]&amp;&quot;)&quot;" office:value-type="string" office:string-value="1781 (0x6F5)" calcext:value-type="string">
            <text:p>1781 (0x6F5)</text:p>
          </table:table-cell>
          <table:table-cell table:formula="of:=[.D11]+2" office:value-type="float" office:value="1780" calcext:value-type="float">
            <text:p>1780</text:p>
          </table:table-cell>
          <table:table-cell table:formula="of:=DEC2HEX([.D12])" office:value-type="string" office:string-value="6F4" calcext:value-type="string">
            <text:p>6F4</text:p>
          </table:table-cell>
          <table:table-cell table:formula="of:=[.F11]+2" office:value-type="float" office:value="1781" calcext:value-type="float">
            <text:p>1781</text:p>
          </table:table-cell>
          <table:table-cell table:formula="of:=DEC2HEX([.F12]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82 (0x6F6)" calcext:value-type="string">
            <text:p>1782 (0x6F6)</text:p>
          </table:table-cell>
          <table:table-cell table:formula="of:=[.F13]&amp;&quot; (0x&quot;&amp;[.G13]&amp;&quot;)&quot;" office:value-type="string" office:string-value="1783 (0x6F7)" calcext:value-type="string">
            <text:p>1783 (0x6F7)</text:p>
          </table:table-cell>
          <table:table-cell table:formula="of:=[.D12]+2" office:value-type="float" office:value="1782" calcext:value-type="float">
            <text:p>1782</text:p>
          </table:table-cell>
          <table:table-cell table:formula="of:=DEC2HEX([.D13])" office:value-type="string" office:string-value="6F6" calcext:value-type="string">
            <text:p>6F6</text:p>
          </table:table-cell>
          <table:table-cell table:formula="of:=[.F12]+2" office:value-type="float" office:value="1783" calcext:value-type="float">
            <text:p>1783</text:p>
          </table:table-cell>
          <table:table-cell table:formula="of:=DEC2HEX([.F13])" office:value-type="string" office:string-value="6F7" calcext:value-type="string">
            <text:p>6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84 (0x6F8)" calcext:value-type="string">
            <text:p>1784 (0x6F8)</text:p>
          </table:table-cell>
          <table:table-cell table:formula="of:=[.F14]&amp;&quot; (0x&quot;&amp;[.G14]&amp;&quot;)&quot;" office:value-type="string" office:string-value="1785 (0x6F9)" calcext:value-type="string">
            <text:p>1785 (0x6F9)</text:p>
          </table:table-cell>
          <table:table-cell table:formula="of:=[.D13]+2" office:value-type="float" office:value="1784" calcext:value-type="float">
            <text:p>1784</text:p>
          </table:table-cell>
          <table:table-cell table:formula="of:=DEC2HEX([.D14])" office:value-type="string" office:string-value="6F8" calcext:value-type="string">
            <text:p>6F8</text:p>
          </table:table-cell>
          <table:table-cell table:formula="of:=[.F13]+2" office:value-type="float" office:value="1785" calcext:value-type="float">
            <text:p>1785</text:p>
          </table:table-cell>
          <table:table-cell table:formula="of:=DEC2HEX([.F14])" office:value-type="string" office:string-value="6F9" calcext:value-type="string">
            <text:p>6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86 (0x6FA)" calcext:value-type="string">
            <text:p>1786 (0x6FA)</text:p>
          </table:table-cell>
          <table:table-cell table:formula="of:=[.F15]&amp;&quot; (0x&quot;&amp;[.G15]&amp;&quot;)&quot;" office:value-type="string" office:string-value="1787 (0x6FB)" calcext:value-type="string">
            <text:p>1787 (0x6FB)</text:p>
          </table:table-cell>
          <table:table-cell table:formula="of:=[.D14]+2" office:value-type="float" office:value="1786" calcext:value-type="float">
            <text:p>1786</text:p>
          </table:table-cell>
          <table:table-cell table:formula="of:=DEC2HEX([.D15])" office:value-type="string" office:string-value="6FA" calcext:value-type="string">
            <text:p>6FA</text:p>
          </table:table-cell>
          <table:table-cell table:formula="of:=[.F14]+2" office:value-type="float" office:value="1787" calcext:value-type="float">
            <text:p>1787</text:p>
          </table:table-cell>
          <table:table-cell table:formula="of:=DEC2HEX([.F15])" office:value-type="string" office:string-value="6FB" calcext:value-type="string">
            <text:p>6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88 (0x6FC)" calcext:value-type="string">
            <text:p>1788 (0x6FC)</text:p>
          </table:table-cell>
          <table:table-cell table:formula="of:=[.F16]&amp;&quot; (0x&quot;&amp;[.G16]&amp;&quot;)&quot;" office:value-type="string" office:string-value="1789 (0x6FD)" calcext:value-type="string">
            <text:p>1789 (0x6FD)</text:p>
          </table:table-cell>
          <table:table-cell table:formula="of:=[.D15]+2" office:value-type="float" office:value="1788" calcext:value-type="float">
            <text:p>1788</text:p>
          </table:table-cell>
          <table:table-cell table:formula="of:=DEC2HEX([.D16])" office:value-type="string" office:string-value="6FC" calcext:value-type="string">
            <text:p>6FC</text:p>
          </table:table-cell>
          <table:table-cell table:formula="of:=[.F15]+2" office:value-type="float" office:value="1789" calcext:value-type="float">
            <text:p>1789</text:p>
          </table:table-cell>
          <table:table-cell table:formula="of:=DEC2HEX([.F16])" office:value-type="string" office:string-value="6FD" calcext:value-type="string">
            <text:p>6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90 (0x6FE)" calcext:value-type="string">
            <text:p>1790 (0x6FE)</text:p>
          </table:table-cell>
          <table:table-cell table:formula="of:=[.F17]&amp;&quot; (0x&quot;&amp;[.G17]&amp;&quot;)&quot;" office:value-type="string" office:string-value="1791 (0x6FF)" calcext:value-type="string">
            <text:p>1791 (0x6FF)</text:p>
          </table:table-cell>
          <table:table-cell table:formula="of:=[.D16]+2" office:value-type="float" office:value="1790" calcext:value-type="float">
            <text:p>1790</text:p>
          </table:table-cell>
          <table:table-cell table:formula="of:=DEC2HEX([.D17])" office:value-type="string" office:string-value="6FE" calcext:value-type="string">
            <text:p>6FE</text:p>
          </table:table-cell>
          <table:table-cell table:formula="of:=[.F16]+2" office:value-type="float" office:value="1791" calcext:value-type="float">
            <text:p>1791</text:p>
          </table:table-cell>
          <table:table-cell table:formula="of:=DEC2HEX([.F17])" office:value-type="string" office:string-value="6FF" calcext:value-type="string">
            <text:p>6FF</text:p>
          </table:table-cell>
        </table:table-row>
      </table:table>
      <table:table table:name="DeviceTypes" table:style-name="ta1">
        <table:table-column table:style-name="co25" table:number-columns-repeated="2" table:default-cell-style-name="ce47"/>
        <table:table-column table:style-name="co26" table:default-cell-style-name="Default"/>
        <table:table-column table:style-name="co25" table:number-columns-repeated="2" table:default-cell-style-name="Default"/>
        <table:table-column table:style-name="co25" table:default-cell-style-name="ce16"/>
        <table:table-column table:style-name="co27" table:default-cell-style-name="ce47"/>
        <table:table-column table:style-name="co28" table:default-cell-style-name="Default"/>
        <table:table-row table:style-name="ro1">
          <table:table-cell table:style-name="ce46" office:value-type="string" calcext:value-type="string">
            <text:p>Groups</text:p>
          </table:table-cell>
          <table:table-cell/>
          <table:table-cell table:style-name="ce47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47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47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47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47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47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47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47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47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47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47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47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47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20:34:25.549996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6.0.6.2$Linux_X86_64 LibreOffice_project/00m0$Build-2</meta:generator>
    <dc:date>2018-10-13T20:40:40.249166777</dc:date>
    <meta:editing-duration>P47DT8H52M34S</meta:editing-duration>
    <meta:editing-cycles>153</meta:editing-cycles>
    <meta:printed-by>Phil Birkelbach</meta:printed-by>
    <meta:print-date>2011-04-11T14:29:11</meta:print-date>
    <meta:document-statistic meta:table-count="4" meta:cell-count="2565" meta:object-count="0"/>
  </office:meta>
</office:document-meta>
</file>